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.sender_i.routed_msg_pub.network" table:style-name="ta1">
        <table:shapes>
          <draw:frame draw:z-index="0" draw:style-name="gr1" draw:text-style-name="P1" svg:width="741.26pt" svg:height="473.02pt" svg:x="568.29pt" svg:y="31.46pt">
            <draw:object draw:notify-on-update-of-ranges="'source_2.sender_i.routed_msg_pub.network'.D1:'source_2.sender_i.routed_msg_pub.network'.D1 'source_2.sender_i.routed_msg_pub.network'.D2:'source_2.sender_i.routed_msg_pub.network'.D208 'source_2.sender_i.routed_msg_pub.network'.E1:'source_2.sender_i.routed_msg_pub.network'.E1 'source_2.sender_i.routed_msg_pub.network'.E2:'source_2.sender_i.routed_msg_p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office:value-type="string" calcext:value-type="string">
            <text:p>delay (s)</text:p>
          </table:table-cell>
          <table:table-cell office:value-type="string" calcext:value-type="string">
            <text:p>max delay (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699622.8936" calcext:value-type="float">
            <text:p>1442699622.8936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699632.34343" calcext:value-type="float">
            <text:p>1442699632.34343</text:p>
          </table:table-cell>
          <table:table-cell table:formula="of:=[.G2]-[.B2]" office:value-type="float" office:value="9.44982886314392" calcext:value-type="float">
            <text:p>9.4498288631</text:p>
          </table:table-cell>
          <table:table-cell table:formula="of:=MAX([.H2:.H2000])" office:value-type="float" office:value="13.2849926948547" calcext:value-type="float">
            <text:p>13.28499269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699622.95786" calcext:value-type="float">
            <text:p>1442699622.95786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0.0642580986022949" calcext:value-type="float">
            <text:p>0.0642580986</text:p>
          </table:table-cell>
          <table:table-cell table:formula="of:=[.C3]/([.D3]-[.D2])" office:value-type="float" office:value="1021380.98430532" calcext:value-type="float">
            <text:p>1021380.98430532</text:p>
          </table:table-cell>
          <table:table-cell/>
          <table:table-cell office:value-type="float" office:value="1442699632.3674" calcext:value-type="float">
            <text:p>1442699632.3674</text:p>
          </table:table-cell>
          <table:table-cell table:formula="of:=[.G3]-[.B3]" office:value-type="float" office:value="9.40954351425171" calcext:value-type="float">
            <text:p>9.40954351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699623.02359" calcext:value-type="float">
            <text:p>1442699623.02359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0.129992008209229" calcext:value-type="float">
            <text:p>0.1299920082</text:p>
          </table:table-cell>
          <table:table-cell table:formula="of:=[.C4]/([.D4]-[.D3])" office:value-type="float" office:value="998449.66460168" calcext:value-type="float">
            <text:p>998449.66460168</text:p>
          </table:table-cell>
          <table:table-cell/>
          <table:table-cell office:value-type="float" office:value="1442699632.39136" calcext:value-type="float">
            <text:p>1442699632.39136</text:p>
          </table:table-cell>
          <table:table-cell table:formula="of:=[.G4]-[.B4]" office:value-type="float" office:value="9.36776757240295" calcext:value-type="float">
            <text:p>9.36776757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699623.09009" calcext:value-type="float">
            <text:p>1442699623.09009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0.196490526199341" calcext:value-type="float">
            <text:p>0.1964905262</text:p>
          </table:table-cell>
          <table:table-cell table:formula="of:=[.C5]/([.D5]-[.D4])" office:value-type="float" office:value="986969.363885055" calcext:value-type="float">
            <text:p>986969.363885055</text:p>
          </table:table-cell>
          <table:table-cell/>
          <table:table-cell office:value-type="float" office:value="1442699632.41531" calcext:value-type="float">
            <text:p>1442699632.41531</text:p>
          </table:table-cell>
          <table:table-cell table:formula="of:=[.G5]-[.B5]" office:value-type="float" office:value="9.32522106170654" calcext:value-type="float">
            <text:p>9.32522106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699623.15661" calcext:value-type="float">
            <text:p>1442699623.15661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0.263014078140259" calcext:value-type="float">
            <text:p>0.2630140781</text:p>
          </table:table-cell>
          <table:table-cell table:formula="of:=[.C6]/([.D6]-[.D5])" office:value-type="float" office:value="986597.950426493" calcext:value-type="float">
            <text:p>986597.950426493</text:p>
          </table:table-cell>
          <table:table-cell/>
          <table:table-cell office:value-type="float" office:value="1442699632.43927" calcext:value-type="float">
            <text:p>1442699632.43927</text:p>
          </table:table-cell>
          <table:table-cell table:formula="of:=[.G6]-[.B6]" office:value-type="float" office:value="9.28265738487244" calcext:value-type="float">
            <text:p>9.28265738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699623.22312" calcext:value-type="float">
            <text:p>1442699623.22312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0.329522371292114" calcext:value-type="float">
            <text:p>0.3295223713</text:p>
          </table:table-cell>
          <table:table-cell table:formula="of:=[.C7]/([.D7]-[.D6])" office:value-type="float" office:value="986824.302499319" calcext:value-type="float">
            <text:p>986824.302499319</text:p>
          </table:table-cell>
          <table:table-cell/>
          <table:table-cell office:value-type="float" office:value="1442699632.46324" calcext:value-type="float">
            <text:p>1442699632.46324</text:p>
          </table:table-cell>
          <table:table-cell table:formula="of:=[.G7]-[.B7]" office:value-type="float" office:value="9.24011898040772" calcext:value-type="float">
            <text:p>9.24011898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699623.28958" calcext:value-type="float">
            <text:p>1442699623.28958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0.395979642868042" calcext:value-type="float">
            <text:p>0.3959796429</text:p>
          </table:table-cell>
          <table:table-cell table:formula="of:=[.C8]/([.D8]-[.D7])" office:value-type="float" office:value="987581.922092831" calcext:value-type="float">
            <text:p>987581.922092831</text:p>
          </table:table-cell>
          <table:table-cell/>
          <table:table-cell office:value-type="float" office:value="1442699632.48722" calcext:value-type="float">
            <text:p>1442699632.48722</text:p>
          </table:table-cell>
          <table:table-cell table:formula="of:=[.G8]-[.B8]" office:value-type="float" office:value="9.19764542579651" calcext:value-type="float">
            <text:p>9.197645425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699623.35635" calcext:value-type="float">
            <text:p>1442699623.35635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0.462748765945435" calcext:value-type="float">
            <text:p>0.4627487659</text:p>
          </table:table-cell>
          <table:table-cell table:formula="of:=[.C9]/([.D9]-[.D8])" office:value-type="float" office:value="982969.327362971" calcext:value-type="float">
            <text:p>982969.327362971</text:p>
          </table:table-cell>
          <table:table-cell/>
          <table:table-cell office:value-type="float" office:value="1442699632.51117" calcext:value-type="float">
            <text:p>1442699632.51117</text:p>
          </table:table-cell>
          <table:table-cell table:formula="of:=[.G9]-[.B9]" office:value-type="float" office:value="9.15482759475708" calcext:value-type="float">
            <text:p>9.15482759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699623.42281" calcext:value-type="float">
            <text:p>1442699623.42281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0.529215097427368" calcext:value-type="float">
            <text:p>0.5292150974</text:p>
          </table:table-cell>
          <table:table-cell table:formula="of:=[.C10]/([.D10]-[.D9])" office:value-type="float" office:value="987447.306578664" calcext:value-type="float">
            <text:p>987447.306578664</text:p>
          </table:table-cell>
          <table:table-cell/>
          <table:table-cell office:value-type="float" office:value="1442699632.53513" calcext:value-type="float">
            <text:p>1442699632.53513</text:p>
          </table:table-cell>
          <table:table-cell table:formula="of:=[.G10]-[.B10]" office:value-type="float" office:value="9.11231684684753" calcext:value-type="float">
            <text:p>9.11231684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699623.4894" calcext:value-type="float">
            <text:p>1442699623.4894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0.595798015594482" calcext:value-type="float">
            <text:p>0.5957980156</text:p>
          </table:table-cell>
          <table:table-cell table:formula="of:=[.C11]/([.D11]-[.D10])" office:value-type="float" office:value="985718.286412026" calcext:value-type="float">
            <text:p>985718.286412026</text:p>
          </table:table-cell>
          <table:table-cell/>
          <table:table-cell office:value-type="float" office:value="1442699632.55908" calcext:value-type="float">
            <text:p>1442699632.55908</text:p>
          </table:table-cell>
          <table:table-cell table:formula="of:=[.G11]-[.B11]" office:value-type="float" office:value="9.06968379020691" calcext:value-type="float">
            <text:p>9.06968379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699623.55592" calcext:value-type="float">
            <text:p>1442699623.55592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0.662325859069824" calcext:value-type="float">
            <text:p>0.6623258591</text:p>
          </table:table-cell>
          <table:table-cell table:formula="of:=[.C12]/([.D12]-[.D11])" office:value-type="float" office:value="986534.307614017" calcext:value-type="float">
            <text:p>986534.307614017</text:p>
          </table:table-cell>
          <table:table-cell/>
          <table:table-cell office:value-type="float" office:value="1442699632.58304" calcext:value-type="float">
            <text:p>1442699632.58304</text:p>
          </table:table-cell>
          <table:table-cell table:formula="of:=[.G12]-[.B12]" office:value-type="float" office:value="9.02711462974548" calcext:value-type="float">
            <text:p>9.027114629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699623.62237" calcext:value-type="float">
            <text:p>1442699623.62237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0.728768587112427" calcext:value-type="float">
            <text:p>0.7287685871</text:p>
          </table:table-cell>
          <table:table-cell table:formula="of:=[.C13]/([.D13]-[.D12])" office:value-type="float" office:value="987798.092184254" calcext:value-type="float">
            <text:p>987798.092184254</text:p>
          </table:table-cell>
          <table:table-cell/>
          <table:table-cell office:value-type="float" office:value="1442699632.60699" calcext:value-type="float">
            <text:p>1442699632.60699</text:p>
          </table:table-cell>
          <table:table-cell table:formula="of:=[.G13]-[.B13]" office:value-type="float" office:value="8.98462080955505" calcext:value-type="float">
            <text:p>8.984620809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699623.68888" calcext:value-type="float">
            <text:p>1442699623.68888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0.795281887054443" calcext:value-type="float">
            <text:p>0.7952818871</text:p>
          </table:table-cell>
          <table:table-cell table:formula="of:=[.C14]/([.D14]-[.D13])" office:value-type="float" office:value="986750.019277575" calcext:value-type="float">
            <text:p>986750.019277575</text:p>
          </table:table-cell>
          <table:table-cell/>
          <table:table-cell office:value-type="float" office:value="1442699632.63094" calcext:value-type="float">
            <text:p>1442699632.63094</text:p>
          </table:table-cell>
          <table:table-cell table:formula="of:=[.G14]-[.B14]" office:value-type="float" office:value="8.94206428527832" calcext:value-type="float">
            <text:p>8.942064285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699623.7554" calcext:value-type="float">
            <text:p>1442699623.7554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0.861804962158203" calcext:value-type="float">
            <text:p>0.8618049622</text:p>
          </table:table-cell>
          <table:table-cell table:formula="of:=[.C15]/([.D15]-[.D14])" office:value-type="float" office:value="986605.022356981" calcext:value-type="float">
            <text:p>986605.022356981</text:p>
          </table:table-cell>
          <table:table-cell/>
          <table:table-cell office:value-type="float" office:value="1442699632.65489" calcext:value-type="float">
            <text:p>1442699632.65489</text:p>
          </table:table-cell>
          <table:table-cell table:formula="of:=[.G15]-[.B15]" office:value-type="float" office:value="8.89949202537537" calcext:value-type="float">
            <text:p>8.899492025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699623.82187" calcext:value-type="float">
            <text:p>1442699623.82187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0.928277969360352" calcext:value-type="float">
            <text:p>0.9282779694</text:p>
          </table:table-cell>
          <table:table-cell table:formula="of:=[.C16]/([.D16]-[.D15])" office:value-type="float" office:value="987348.139680353" calcext:value-type="float">
            <text:p>987348.139680353</text:p>
          </table:table-cell>
          <table:table-cell/>
          <table:table-cell office:value-type="float" office:value="1442699632.67884" calcext:value-type="float">
            <text:p>1442699632.67884</text:p>
          </table:table-cell>
          <table:table-cell table:formula="of:=[.G16]-[.B16]" office:value-type="float" office:value="8.8569700717926" calcext:value-type="float">
            <text:p>8.85697007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699623.88843" calcext:value-type="float">
            <text:p>1442699623.88843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0.994828939437866" calcext:value-type="float">
            <text:p>0.9948289394</text:p>
          </table:table-cell>
          <table:table-cell table:formula="of:=[.C17]/([.D17]-[.D16])" office:value-type="float" office:value="986191.484865746" calcext:value-type="float">
            <text:p>986191.484865746</text:p>
          </table:table-cell>
          <table:table-cell/>
          <table:table-cell office:value-type="float" office:value="1442699632.70279" calcext:value-type="float">
            <text:p>1442699632.70279</text:p>
          </table:table-cell>
          <table:table-cell table:formula="of:=[.G17]-[.B17]" office:value-type="float" office:value="8.81436061859131" calcext:value-type="float">
            <text:p>8.81436061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699623.955" calcext:value-type="float">
            <text:p>1442699623.955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1.06139898300171" calcext:value-type="float">
            <text:p>1.061398983</text:p>
          </table:table-cell>
          <table:table-cell table:formula="of:=[.C18]/([.D18]-[.D17])" office:value-type="float" office:value="985908.92368963" calcext:value-type="float">
            <text:p>985908.92368963</text:p>
          </table:table-cell>
          <table:table-cell/>
          <table:table-cell office:value-type="float" office:value="1442699632.72675" calcext:value-type="float">
            <text:p>1442699632.72675</text:p>
          </table:table-cell>
          <table:table-cell table:formula="of:=[.G18]-[.B18]" office:value-type="float" office:value="8.77175641059876" calcext:value-type="float">
            <text:p>8.77175641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699624.02157" calcext:value-type="float">
            <text:p>1442699624.02157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1.12797665596008" calcext:value-type="float">
            <text:p>1.127976656</text:p>
          </table:table-cell>
          <table:table-cell table:formula="of:=[.C19]/([.D19]-[.D18])" office:value-type="float" office:value="985795.944550882" calcext:value-type="float">
            <text:p>985795.944550882</text:p>
          </table:table-cell>
          <table:table-cell/>
          <table:table-cell office:value-type="float" office:value="1442699632.75077" calcext:value-type="float">
            <text:p>1442699632.75077</text:p>
          </table:table-cell>
          <table:table-cell table:formula="of:=[.G19]-[.B19]" office:value-type="float" office:value="8.72919368743897" calcext:value-type="float">
            <text:p>8.729193687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699624.08812" calcext:value-type="float">
            <text:p>1442699624.08812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1.19451880455017" calcext:value-type="float">
            <text:p>1.1945188046</text:p>
          </table:table-cell>
          <table:table-cell table:formula="of:=[.C20]/([.D20]-[.D19])" office:value-type="float" office:value="986322.224193652" calcext:value-type="float">
            <text:p>986322.224193652</text:p>
          </table:table-cell>
          <table:table-cell/>
          <table:table-cell office:value-type="float" office:value="1442699632.77477" calcext:value-type="float">
            <text:p>1442699632.77477</text:p>
          </table:table-cell>
          <table:table-cell table:formula="of:=[.G20]-[.B20]" office:value-type="float" office:value="8.68665075302124" calcext:value-type="float">
            <text:p>8.68665075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699624.15463" calcext:value-type="float">
            <text:p>1442699624.15463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1.26103615760803" calcext:value-type="float">
            <text:p>1.2610361576</text:p>
          </table:table-cell>
          <table:table-cell table:formula="of:=[.C21]/([.D21]-[.D20])" office:value-type="float" office:value="986689.8934314" calcext:value-type="float">
            <text:p>986689.8934314</text:p>
          </table:table-cell>
          <table:table-cell/>
          <table:table-cell office:value-type="float" office:value="1442699632.79872" calcext:value-type="float">
            <text:p>1442699632.79872</text:p>
          </table:table-cell>
          <table:table-cell table:formula="of:=[.G21]-[.B21]" office:value-type="float" office:value="8.64408683776856" calcext:value-type="float">
            <text:p>8.64408683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699624.22113" calcext:value-type="float">
            <text:p>1442699624.22113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1.32752871513367" calcext:value-type="float">
            <text:p>1.3275287151</text:p>
          </table:table-cell>
          <table:table-cell table:formula="of:=[.C22]/([.D22]-[.D21])" office:value-type="float" office:value="987057.836881925" calcext:value-type="float">
            <text:p>987057.836881925</text:p>
          </table:table-cell>
          <table:table-cell/>
          <table:table-cell office:value-type="float" office:value="1442699632.82267" calcext:value-type="float">
            <text:p>1442699632.82267</text:p>
          </table:table-cell>
          <table:table-cell table:formula="of:=[.G22]-[.B22]" office:value-type="float" office:value="8.60154676437378" calcext:value-type="float">
            <text:p>8.601546764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699624.28766" calcext:value-type="float">
            <text:p>1442699624.28766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1.39406323432922" calcext:value-type="float">
            <text:p>1.3940632343</text:p>
          </table:table-cell>
          <table:table-cell table:formula="of:=[.C23]/([.D23]-[.D22])" office:value-type="float" office:value="986435.324002207" calcext:value-type="float">
            <text:p>986435.324002207</text:p>
          </table:table-cell>
          <table:table-cell/>
          <table:table-cell office:value-type="float" office:value="1442699632.84665" calcext:value-type="float">
            <text:p>1442699632.84665</text:p>
          </table:table-cell>
          <table:table-cell table:formula="of:=[.G23]-[.B23]" office:value-type="float" office:value="8.55899024009705" calcext:value-type="float">
            <text:p>8.55899024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699624.35419" calcext:value-type="float">
            <text:p>1442699624.35419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1.46059226989746" calcext:value-type="float">
            <text:p>1.4605922699</text:p>
          </table:table-cell>
          <table:table-cell table:formula="of:=[.C24]/([.D24]-[.D23])" office:value-type="float" office:value="986516.630512143" calcext:value-type="float">
            <text:p>986516.630512143</text:p>
          </table:table-cell>
          <table:table-cell/>
          <table:table-cell office:value-type="float" office:value="1442699632.8706" calcext:value-type="float">
            <text:p>1442699632.8706</text:p>
          </table:table-cell>
          <table:table-cell table:formula="of:=[.G24]-[.B24]" office:value-type="float" office:value="8.51640868186951" calcext:value-type="float">
            <text:p>8.516408681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699624.42067" calcext:value-type="float">
            <text:p>1442699624.42067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1.52706813812256" calcext:value-type="float">
            <text:p>1.5270681381</text:p>
          </table:table-cell>
          <table:table-cell table:formula="of:=[.C25]/([.D25]-[.D24])" office:value-type="float" office:value="987305.645678215" calcext:value-type="float">
            <text:p>987305.645678215</text:p>
          </table:table-cell>
          <table:table-cell/>
          <table:table-cell office:value-type="float" office:value="1442699632.89455" calcext:value-type="float">
            <text:p>1442699632.89455</text:p>
          </table:table-cell>
          <table:table-cell table:formula="of:=[.G25]-[.B25]" office:value-type="float" office:value="8.47388482093811" calcext:value-type="float">
            <text:p>8.473884820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699624.48717" calcext:value-type="float">
            <text:p>1442699624.48717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1.5935697555542" calcext:value-type="float">
            <text:p>1.5935697556</text:p>
          </table:table-cell>
          <table:table-cell table:formula="of:=[.C26]/([.D26]-[.D25])" office:value-type="float" office:value="986923.364194344" calcext:value-type="float">
            <text:p>986923.364194344</text:p>
          </table:table-cell>
          <table:table-cell/>
          <table:table-cell office:value-type="float" office:value="1442699632.9185" calcext:value-type="float">
            <text:p>1442699632.9185</text:p>
          </table:table-cell>
          <table:table-cell table:formula="of:=[.G26]-[.B26]" office:value-type="float" office:value="8.43133449554443" calcext:value-type="float">
            <text:p>8.431334495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699624.55366" calcext:value-type="float">
            <text:p>1442699624.55366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1.66006708145142" calcext:value-type="float">
            <text:p>1.6600670815</text:p>
          </table:table-cell>
          <table:table-cell table:formula="of:=[.C27]/([.D27]-[.D26])" office:value-type="float" office:value="986987.057215589" calcext:value-type="float">
            <text:p>986987.057215589</text:p>
          </table:table-cell>
          <table:table-cell/>
          <table:table-cell office:value-type="float" office:value="1442699632.94246" calcext:value-type="float">
            <text:p>1442699632.94246</text:p>
          </table:table-cell>
          <table:table-cell table:formula="of:=[.G27]-[.B27]" office:value-type="float" office:value="8.38879656791687" calcext:value-type="float">
            <text:p>8.388796567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699624.62015" calcext:value-type="float">
            <text:p>1442699624.62015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1.72654795646667" calcext:value-type="float">
            <text:p>1.7265479565</text:p>
          </table:table-cell>
          <table:table-cell table:formula="of:=[.C28]/([.D28]-[.D27])" office:value-type="float" office:value="987231.289975291" calcext:value-type="float">
            <text:p>987231.289975291</text:p>
          </table:table-cell>
          <table:table-cell/>
          <table:table-cell office:value-type="float" office:value="1442699632.96642" calcext:value-type="float">
            <text:p>1442699632.96642</text:p>
          </table:table-cell>
          <table:table-cell table:formula="of:=[.G28]-[.B28]" office:value-type="float" office:value="8.34627914428711" calcext:value-type="float">
            <text:p>8.34627914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699624.68667" calcext:value-type="float">
            <text:p>1442699624.68667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1.79306960105896" calcext:value-type="float">
            <text:p>1.7930696011</text:p>
          </table:table-cell>
          <table:table-cell table:formula="of:=[.C29]/([.D29]-[.D28])" office:value-type="float" office:value="986626.238756756" calcext:value-type="float">
            <text:p>986626.238756756</text:p>
          </table:table-cell>
          <table:table-cell/>
          <table:table-cell office:value-type="float" office:value="1442699632.99038" calcext:value-type="float">
            <text:p>1442699632.99038</text:p>
          </table:table-cell>
          <table:table-cell table:formula="of:=[.G29]-[.B29]" office:value-type="float" office:value="8.30371141433716" calcext:value-type="float">
            <text:p>8.303711414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699624.75321" calcext:value-type="float">
            <text:p>1442699624.75321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1.85961771011353" calcext:value-type="float">
            <text:p>1.8596177101</text:p>
          </table:table-cell>
          <table:table-cell table:formula="of:=[.C30]/([.D30]-[.D29])" office:value-type="float" office:value="986233.883012149" calcext:value-type="float">
            <text:p>986233.883012149</text:p>
          </table:table-cell>
          <table:table-cell/>
          <table:table-cell office:value-type="float" office:value="1442699633.01311" calcext:value-type="float">
            <text:p>1442699633.01311</text:p>
          </table:table-cell>
          <table:table-cell table:formula="of:=[.G30]-[.B30]" office:value-type="float" office:value="8.25989532470703" calcext:value-type="float">
            <text:p>8.259895324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699624.8197" calcext:value-type="float">
            <text:p>1442699624.8197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1.92610120773315" calcext:value-type="float">
            <text:p>1.9261012077</text:p>
          </table:table-cell>
          <table:table-cell table:formula="of:=[.C31]/([.D31]-[.D30])" office:value-type="float" office:value="987192.3462195" calcext:value-type="float">
            <text:p>987192.3462195</text:p>
          </table:table-cell>
          <table:table-cell/>
          <table:table-cell office:value-type="float" office:value="1442699633.035" calcext:value-type="float">
            <text:p>1442699633.035</text:p>
          </table:table-cell>
          <table:table-cell table:formula="of:=[.G31]-[.B31]" office:value-type="float" office:value="8.21530199050903" calcext:value-type="float">
            <text:p>8.215301990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699624.88622" calcext:value-type="float">
            <text:p>1442699624.88622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1.99261975288391" calcext:value-type="float">
            <text:p>1.9926197529</text:p>
          </table:table-cell>
          <table:table-cell table:formula="of:=[.C32]/([.D32]-[.D31])" office:value-type="float" office:value="986672.210753444" calcext:value-type="float">
            <text:p>986672.210753444</text:p>
          </table:table-cell>
          <table:table-cell/>
          <table:table-cell office:value-type="float" office:value="1442699633.05691" calcext:value-type="float">
            <text:p>1442699633.05691</text:p>
          </table:table-cell>
          <table:table-cell table:formula="of:=[.G32]-[.B32]" office:value-type="float" office:value="8.17069005966187" calcext:value-type="float">
            <text:p>8.170690059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699624.95273" calcext:value-type="float">
            <text:p>1442699624.95273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2.05913162231445" calcext:value-type="float">
            <text:p>2.0591316223</text:p>
          </table:table-cell>
          <table:table-cell table:formula="of:=[.C33]/([.D33]-[.D32])" office:value-type="float" office:value="986771.241914034" calcext:value-type="float">
            <text:p>986771.241914034</text:p>
          </table:table-cell>
          <table:table-cell/>
          <table:table-cell office:value-type="float" office:value="1442699633.07877" calcext:value-type="float">
            <text:p>1442699633.07877</text:p>
          </table:table-cell>
          <table:table-cell table:formula="of:=[.G33]-[.B33]" office:value-type="float" office:value="8.12604355812073" calcext:value-type="float">
            <text:p>8.126043558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699625.01822" calcext:value-type="float">
            <text:p>1442699625.01822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2.12462258338928" calcext:value-type="float">
            <text:p>2.1246225834</text:p>
          </table:table-cell>
          <table:table-cell table:formula="of:=[.C34]/([.D34]-[.D33])" office:value-type="float" office:value="1002153.56322241" calcext:value-type="float">
            <text:p>1002153.56322241</text:p>
          </table:table-cell>
          <table:table-cell/>
          <table:table-cell office:value-type="float" office:value="1442699633.10066" calcext:value-type="float">
            <text:p>1442699633.10066</text:p>
          </table:table-cell>
          <table:table-cell table:formula="of:=[.G34]-[.B34]" office:value-type="float" office:value="8.08243560791016" calcext:value-type="float">
            <text:p>8.082435607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699625.08173" calcext:value-type="float">
            <text:p>1442699625.08173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2.18813228607178" calcext:value-type="float">
            <text:p>2.1881322861</text:p>
          </table:table-cell>
          <table:table-cell table:formula="of:=[.C35]/([.D35]-[.D34])" office:value-type="float" office:value="1033416.89895975" calcext:value-type="float">
            <text:p>1033416.89895975</text:p>
          </table:table-cell>
          <table:table-cell/>
          <table:table-cell office:value-type="float" office:value="1442699633.12255" calcext:value-type="float">
            <text:p>1442699633.12255</text:p>
          </table:table-cell>
          <table:table-cell table:formula="of:=[.G35]-[.B35]" office:value-type="float" office:value="8.0408182144165" calcext:value-type="float">
            <text:p>8.040818214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699625.14527" calcext:value-type="float">
            <text:p>1442699625.14527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2.25167226791382" calcext:value-type="float">
            <text:p>2.2516722679</text:p>
          </table:table-cell>
          <table:table-cell table:formula="of:=[.C36]/([.D36]-[.D35])" office:value-type="float" office:value="1032924.43745357" calcext:value-type="float">
            <text:p>1032924.43745357</text:p>
          </table:table-cell>
          <table:table-cell/>
          <table:table-cell office:value-type="float" office:value="1442699633.14443" calcext:value-type="float">
            <text:p>1442699633.14443</text:p>
          </table:table-cell>
          <table:table-cell table:formula="of:=[.G36]-[.B36]" office:value-type="float" office:value="7.99916505813599" calcext:value-type="float">
            <text:p>7.999165058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699625.20882" calcext:value-type="float">
            <text:p>1442699625.20882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2.31522178649902" calcext:value-type="float">
            <text:p>2.3152217865</text:p>
          </table:table-cell>
          <table:table-cell table:formula="of:=[.C37]/([.D37]-[.D36])" office:value-type="float" office:value="1032769.42864646" calcext:value-type="float">
            <text:p>1032769.42864646</text:p>
          </table:table-cell>
          <table:table-cell/>
          <table:table-cell office:value-type="float" office:value="1442699633.16631" calcext:value-type="float">
            <text:p>1442699633.16631</text:p>
          </table:table-cell>
          <table:table-cell table:formula="of:=[.G37]-[.B37]" office:value-type="float" office:value="7.95749592781067" calcext:value-type="float">
            <text:p>7.957495927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699625.2723" calcext:value-type="float">
            <text:p>1442699625.2723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2.37870740890503" calcext:value-type="float">
            <text:p>2.3787074089</text:p>
          </table:table-cell>
          <table:table-cell table:formula="of:=[.C38]/([.D38]-[.D37])" office:value-type="float" office:value="1033808.87691811" calcext:value-type="float">
            <text:p>1033808.87691811</text:p>
          </table:table-cell>
          <table:table-cell/>
          <table:table-cell office:value-type="float" office:value="1442699633.18819" calcext:value-type="float">
            <text:p>1442699633.18819</text:p>
          </table:table-cell>
          <table:table-cell table:formula="of:=[.G38]-[.B38]" office:value-type="float" office:value="7.91588616371155" calcext:value-type="float">
            <text:p>7.915886163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699625.33581" calcext:value-type="float">
            <text:p>1442699625.33581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2.44221186637878" calcext:value-type="float">
            <text:p>2.4422118664</text:p>
          </table:table-cell>
          <table:table-cell table:formula="of:=[.C39]/([.D39]-[.D38])" office:value-type="float" office:value="1033502.25497359" calcext:value-type="float">
            <text:p>1033502.25497359</text:p>
          </table:table-cell>
          <table:table-cell/>
          <table:table-cell office:value-type="float" office:value="1442699633.21005" calcext:value-type="float">
            <text:p>1442699633.21005</text:p>
          </table:table-cell>
          <table:table-cell table:formula="of:=[.G39]-[.B39]" office:value-type="float" office:value="7.87424492835999" calcext:value-type="float">
            <text:p>7.874244928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699625.39938" calcext:value-type="float">
            <text:p>1442699625.39938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2.50578165054321" calcext:value-type="float">
            <text:p>2.5057816505</text:p>
          </table:table-cell>
          <table:table-cell table:formula="of:=[.C40]/([.D40]-[.D39])" office:value-type="float" office:value="1032440.18935533" calcext:value-type="float">
            <text:p>1032440.18935533</text:p>
          </table:table-cell>
          <table:table-cell/>
          <table:table-cell office:value-type="float" office:value="1442699633.23193" calcext:value-type="float">
            <text:p>1442699633.23193</text:p>
          </table:table-cell>
          <table:table-cell table:formula="of:=[.G40]-[.B40]" office:value-type="float" office:value="7.8325514793396" calcext:value-type="float">
            <text:p>7.832551479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699625.46287" calcext:value-type="float">
            <text:p>1442699625.46287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2.56927537918091" calcext:value-type="float">
            <text:p>2.5692753792</text:p>
          </table:table-cell>
          <table:table-cell table:formula="of:=[.C41]/([.D41]-[.D40])" office:value-type="float" office:value="1033676.89074469" calcext:value-type="float">
            <text:p>1033676.89074469</text:p>
          </table:table-cell>
          <table:table-cell/>
          <table:table-cell office:value-type="float" office:value="1442699633.25386" calcext:value-type="float">
            <text:p>1442699633.25386</text:p>
          </table:table-cell>
          <table:table-cell table:formula="of:=[.G41]-[.B41]" office:value-type="float" office:value="7.79098463058472" calcext:value-type="float">
            <text:p>7.790984630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699625.52634" calcext:value-type="float">
            <text:p>1442699625.52634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2.63274645805359" calcext:value-type="float">
            <text:p>2.6327464581</text:p>
          </table:table-cell>
          <table:table-cell table:formula="of:=[.C42]/([.D42]-[.D41])" office:value-type="float" office:value="1034045.76014304" calcext:value-type="float">
            <text:p>1034045.76014304</text:p>
          </table:table-cell>
          <table:table-cell/>
          <table:table-cell office:value-type="float" office:value="1442699633.27576" calcext:value-type="float">
            <text:p>1442699633.27576</text:p>
          </table:table-cell>
          <table:table-cell table:formula="of:=[.G42]-[.B42]" office:value-type="float" office:value="7.74941611289978" calcext:value-type="float">
            <text:p>7.749416112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699625.58983" calcext:value-type="float">
            <text:p>1442699625.58983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2.69623231887817" calcext:value-type="float">
            <text:p>2.6962323189</text:p>
          </table:table-cell>
          <table:table-cell table:formula="of:=[.C43]/([.D43]-[.D42])" office:value-type="float" office:value="1033804.99449074" calcext:value-type="float">
            <text:p>1033804.99449074</text:p>
          </table:table-cell>
          <table:table-cell/>
          <table:table-cell office:value-type="float" office:value="1442699633.2977" calcext:value-type="float">
            <text:p>1442699633.2977</text:p>
          </table:table-cell>
          <table:table-cell table:formula="of:=[.G43]-[.B43]" office:value-type="float" office:value="7.70786929130554" calcext:value-type="float">
            <text:p>7.707869291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699625.65335" calcext:value-type="float">
            <text:p>1442699625.65335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2.75975012779236" calcext:value-type="float">
            <text:p>2.7597501278</text:p>
          </table:table-cell>
          <table:table-cell table:formula="of:=[.C44]/([.D44]-[.D43])" office:value-type="float" office:value="1033285.01284847" calcext:value-type="float">
            <text:p>1033285.01284847</text:p>
          </table:table-cell>
          <table:table-cell/>
          <table:table-cell office:value-type="float" office:value="1442699633.31957" calcext:value-type="float">
            <text:p>1442699633.31957</text:p>
          </table:table-cell>
          <table:table-cell table:formula="of:=[.G44]-[.B44]" office:value-type="float" office:value="7.6662232875824" calcext:value-type="float">
            <text:p>7.666223287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699625.71677" calcext:value-type="float">
            <text:p>1442699625.71677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2.8231725692749" calcext:value-type="float">
            <text:p>2.8231725693</text:p>
          </table:table-cell>
          <table:table-cell table:formula="of:=[.C45]/([.D45]-[.D44])" office:value-type="float" office:value="1034838.7489634" calcext:value-type="float">
            <text:p>1034838.7489634</text:p>
          </table:table-cell>
          <table:table-cell/>
          <table:table-cell office:value-type="float" office:value="1442699633.34143" calcext:value-type="float">
            <text:p>1442699633.34143</text:p>
          </table:table-cell>
          <table:table-cell table:formula="of:=[.G45]-[.B45]" office:value-type="float" office:value="7.6246612071991" calcext:value-type="float">
            <text:p>7.624661207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699625.78024" calcext:value-type="float">
            <text:p>1442699625.78024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2.88663864135742" calcext:value-type="float">
            <text:p>2.8866386414</text:p>
          </table:table-cell>
          <table:table-cell table:formula="of:=[.C46]/([.D46]-[.D45])" office:value-type="float" office:value="1034127.33522668" calcext:value-type="float">
            <text:p>1034127.33522668</text:p>
          </table:table-cell>
          <table:table-cell/>
          <table:table-cell office:value-type="float" office:value="1442699633.36332" calcext:value-type="float">
            <text:p>1442699633.36332</text:p>
          </table:table-cell>
          <table:table-cell table:formula="of:=[.G46]-[.B46]" office:value-type="float" office:value="7.58308076858521" calcext:value-type="float">
            <text:p>7.583080768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699625.84375" calcext:value-type="float">
            <text:p>1442699625.84375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2.95015478134155" calcext:value-type="float">
            <text:p>2.9501547813</text:p>
          </table:table-cell>
          <table:table-cell table:formula="of:=[.C47]/([.D47]-[.D46])" office:value-type="float" office:value="1033312.16311945" calcext:value-type="float">
            <text:p>1033312.16311945</text:p>
          </table:table-cell>
          <table:table-cell/>
          <table:table-cell office:value-type="float" office:value="1442699633.3852" calcext:value-type="float">
            <text:p>1442699633.3852</text:p>
          </table:table-cell>
          <table:table-cell table:formula="of:=[.G47]-[.B47]" office:value-type="float" office:value="7.54144740104675" calcext:value-type="float">
            <text:p>7.5414474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699625.90723" calcext:value-type="float">
            <text:p>1442699625.90723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3.01363492012024" calcext:value-type="float">
            <text:p>3.0136349201</text:p>
          </table:table-cell>
          <table:table-cell table:formula="of:=[.C48]/([.D48]-[.D47])" office:value-type="float" office:value="1033898.1807966" calcext:value-type="float">
            <text:p>1033898.1807966</text:p>
          </table:table-cell>
          <table:table-cell/>
          <table:table-cell office:value-type="float" office:value="1442699633.40712" calcext:value-type="float">
            <text:p>1442699633.40712</text:p>
          </table:table-cell>
          <table:table-cell table:formula="of:=[.G48]-[.B48]" office:value-type="float" office:value="7.49988484382629" calcext:value-type="float">
            <text:p>7.499884843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699625.97072" calcext:value-type="float">
            <text:p>1442699625.97072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3.07712149620056" calcext:value-type="float">
            <text:p>3.0771214962</text:p>
          </table:table-cell>
          <table:table-cell table:formula="of:=[.C49]/([.D49]-[.D48])" office:value-type="float" office:value="1033793.3473836" calcext:value-type="float">
            <text:p>1033793.3473836</text:p>
          </table:table-cell>
          <table:table-cell/>
          <table:table-cell office:value-type="float" office:value="1442699633.42902" calcext:value-type="float">
            <text:p>1442699633.42902</text:p>
          </table:table-cell>
          <table:table-cell table:formula="of:=[.G49]-[.B49]" office:value-type="float" office:value="7.45830202102661" calcext:value-type="float">
            <text:p>7.45830202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699626.03218" calcext:value-type="float">
            <text:p>1442699626.03218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3.13858699798584" calcext:value-type="float">
            <text:p>3.138586998</text:p>
          </table:table-cell>
          <table:table-cell table:formula="of:=[.C50]/([.D50]-[.D49])" office:value-type="float" office:value="1067785.9627548" calcext:value-type="float">
            <text:p>1067785.9627548</text:p>
          </table:table-cell>
          <table:table-cell/>
          <table:table-cell office:value-type="float" office:value="1442699633.45089" calcext:value-type="float">
            <text:p>1442699633.45089</text:p>
          </table:table-cell>
          <table:table-cell table:formula="of:=[.G50]-[.B50]" office:value-type="float" office:value="7.41870379447937" calcext:value-type="float">
            <text:p>7.41870379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699626.09268" calcext:value-type="float">
            <text:p>1442699626.09268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3.19908356666565" calcext:value-type="float">
            <text:p>3.1990835667</text:p>
          </table:table-cell>
          <table:table-cell table:formula="of:=[.C51]/([.D51]-[.D50])" office:value-type="float" office:value="1084887.97682676" calcext:value-type="float">
            <text:p>1084887.97682676</text:p>
          </table:table-cell>
          <table:table-cell/>
          <table:table-cell office:value-type="float" office:value="1442699633.4728" calcext:value-type="float">
            <text:p>1442699633.4728</text:p>
          </table:table-cell>
          <table:table-cell table:formula="of:=[.G51]-[.B51]" office:value-type="float" office:value="7.3801167011261" calcext:value-type="float">
            <text:p>7.380116701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699626.15321" calcext:value-type="float">
            <text:p>1442699626.15321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3.25961327552795" calcext:value-type="float">
            <text:p>3.2596132755</text:p>
          </table:table-cell>
          <table:table-cell table:formula="of:=[.C52]/([.D52]-[.D51])" office:value-type="float" office:value="1084293.99766819" calcext:value-type="float">
            <text:p>1084293.99766819</text:p>
          </table:table-cell>
          <table:table-cell/>
          <table:table-cell office:value-type="float" office:value="1442699633.49473" calcext:value-type="float">
            <text:p>1442699633.49473</text:p>
          </table:table-cell>
          <table:table-cell table:formula="of:=[.G52]-[.B52]" office:value-type="float" office:value="7.34152364730835" calcext:value-type="float">
            <text:p>7.341523647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699626.21373" calcext:value-type="float">
            <text:p>1442699626.21373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3.32012963294983" calcext:value-type="float">
            <text:p>3.3201296329</text:p>
          </table:table-cell>
          <table:table-cell table:formula="of:=[.C53]/([.D53]-[.D52])" office:value-type="float" office:value="1084533.22037317" calcext:value-type="float">
            <text:p>1084533.22037317</text:p>
          </table:table-cell>
          <table:table-cell/>
          <table:table-cell office:value-type="float" office:value="1442699633.51662" calcext:value-type="float">
            <text:p>1442699633.51662</text:p>
          </table:table-cell>
          <table:table-cell table:formula="of:=[.G53]-[.B53]" office:value-type="float" office:value="7.30289006233215" calcext:value-type="float">
            <text:p>7.302890062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699626.27426" calcext:value-type="float">
            <text:p>1442699626.27426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3.38065934181213" calcext:value-type="float">
            <text:p>3.3806593418</text:p>
          </table:table-cell>
          <table:table-cell table:formula="of:=[.C54]/([.D54]-[.D53])" office:value-type="float" office:value="1084293.99766819" calcext:value-type="float">
            <text:p>1084293.99766819</text:p>
          </table:table-cell>
          <table:table-cell/>
          <table:table-cell office:value-type="float" office:value="1442699633.5385" calcext:value-type="float">
            <text:p>1442699633.5385</text:p>
          </table:table-cell>
          <table:table-cell table:formula="of:=[.G54]-[.B54]" office:value-type="float" office:value="7.26424026489258" calcext:value-type="float">
            <text:p>7.264240264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699626.33475" calcext:value-type="float">
            <text:p>1442699626.33475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3.44114804267883" calcext:value-type="float">
            <text:p>3.4411480427</text:p>
          </table:table-cell>
          <table:table-cell table:formula="of:=[.C55]/([.D55]-[.D54])" office:value-type="float" office:value="1085029.08906302" calcext:value-type="float">
            <text:p>1085029.08906302</text:p>
          </table:table-cell>
          <table:table-cell/>
          <table:table-cell office:value-type="float" office:value="1442699633.56037" calcext:value-type="float">
            <text:p>1442699633.56037</text:p>
          </table:table-cell>
          <table:table-cell table:formula="of:=[.G55]-[.B55]" office:value-type="float" office:value="7.22562193870544" calcext:value-type="float">
            <text:p>7.225621938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699626.39525" calcext:value-type="float">
            <text:p>1442699626.39525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3.50165629386902" calcext:value-type="float">
            <text:p>3.5016562939</text:p>
          </table:table-cell>
          <table:table-cell table:formula="of:=[.C56]/([.D56]-[.D55])" office:value-type="float" office:value="1084678.51423618" calcext:value-type="float">
            <text:p>1084678.51423618</text:p>
          </table:table-cell>
          <table:table-cell/>
          <table:table-cell office:value-type="float" office:value="1442699633.58222" calcext:value-type="float">
            <text:p>1442699633.58222</text:p>
          </table:table-cell>
          <table:table-cell table:formula="of:=[.G56]-[.B56]" office:value-type="float" office:value="7.18696641921997" calcext:value-type="float">
            <text:p>7.186966419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699626.45575" calcext:value-type="float">
            <text:p>1442699626.45575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3.56215715408325" calcext:value-type="float">
            <text:p>3.5621571541</text:p>
          </table:table-cell>
          <table:table-cell table:formula="of:=[.C57]/([.D57]-[.D56])" office:value-type="float" office:value="1084811.02198543" calcext:value-type="float">
            <text:p>1084811.02198543</text:p>
          </table:table-cell>
          <table:table-cell/>
          <table:table-cell office:value-type="float" office:value="1442699633.6041" calcext:value-type="float">
            <text:p>1442699633.6041</text:p>
          </table:table-cell>
          <table:table-cell table:formula="of:=[.G57]-[.B57]" office:value-type="float" office:value="7.14834094047546" calcext:value-type="float">
            <text:p>7.148340940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699626.51646" calcext:value-type="float">
            <text:p>1442699626.51646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3.62286353111267" calcext:value-type="float">
            <text:p>3.6228635311</text:p>
          </table:table-cell>
          <table:table-cell table:formula="of:=[.C58]/([.D58]-[.D57])" office:value-type="float" office:value="1081138.47690489" calcext:value-type="float">
            <text:p>1081138.47690489</text:p>
          </table:table-cell>
          <table:table-cell/>
          <table:table-cell office:value-type="float" office:value="1442699633.62597" calcext:value-type="float">
            <text:p>1442699633.62597</text:p>
          </table:table-cell>
          <table:table-cell table:formula="of:=[.G58]-[.B58]" office:value-type="float" office:value="7.10951137542725" calcext:value-type="float">
            <text:p>7.109511375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699626.57699" calcext:value-type="float">
            <text:p>1442699626.57699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3.68338894844055" calcext:value-type="float">
            <text:p>3.6833889484</text:p>
          </table:table-cell>
          <table:table-cell table:formula="of:=[.C59]/([.D59]-[.D58])" office:value-type="float" office:value="1084370.87917057" calcext:value-type="float">
            <text:p>1084370.87917057</text:p>
          </table:table-cell>
          <table:table-cell/>
          <table:table-cell office:value-type="float" office:value="1442699633.64785" calcext:value-type="float">
            <text:p>1442699633.64785</text:p>
          </table:table-cell>
          <table:table-cell table:formula="of:=[.G59]-[.B59]" office:value-type="float" office:value="7.07086133956909" calcext:value-type="float">
            <text:p>7.070861339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699626.6375" calcext:value-type="float">
            <text:p>1442699626.6375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3.74390625953674" calcext:value-type="float">
            <text:p>3.7439062595</text:p>
          </table:table-cell>
          <table:table-cell table:formula="of:=[.C60]/([.D60]-[.D59])" office:value-type="float" office:value="1084516.12953654" calcext:value-type="float">
            <text:p>1084516.12953654</text:p>
          </table:table-cell>
          <table:table-cell/>
          <table:table-cell office:value-type="float" office:value="1442699633.66972" calcext:value-type="float">
            <text:p>1442699633.66972</text:p>
          </table:table-cell>
          <table:table-cell table:formula="of:=[.G60]-[.B60]" office:value-type="float" office:value="7.03221797943115" calcext:value-type="float">
            <text:p>7.032217979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699626.69799" calcext:value-type="float">
            <text:p>1442699626.69799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3.80439186096191" calcext:value-type="float">
            <text:p>3.804391861</text:p>
          </table:table-cell>
          <table:table-cell table:formula="of:=[.C61]/([.D61]-[.D60])" office:value-type="float" office:value="1085084.68881137" calcext:value-type="float">
            <text:p>1085084.68881137</text:p>
          </table:table-cell>
          <table:table-cell/>
          <table:table-cell office:value-type="float" office:value="1442699633.69158" calcext:value-type="float">
            <text:p>1442699633.69158</text:p>
          </table:table-cell>
          <table:table-cell table:formula="of:=[.G61]-[.B61]" office:value-type="float" office:value="6.9935941696167" calcext:value-type="float">
            <text:p>6.993594169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699626.7586" calcext:value-type="float">
            <text:p>1442699626.7586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3.86499953269958" calcext:value-type="float">
            <text:p>3.8649995327</text:p>
          </table:table-cell>
          <table:table-cell table:formula="of:=[.C62]/([.D62]-[.D61])" office:value-type="float" office:value="1082899.21256299" calcext:value-type="float">
            <text:p>1082899.21256299</text:p>
          </table:table-cell>
          <table:table-cell/>
          <table:table-cell office:value-type="float" office:value="1442699633.71348" calcext:value-type="float">
            <text:p>1442699633.71348</text:p>
          </table:table-cell>
          <table:table-cell table:formula="of:=[.G62]-[.B62]" office:value-type="float" office:value="6.95488405227661" calcext:value-type="float">
            <text:p>6.954884052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699626.81905" calcext:value-type="float">
            <text:p>1442699626.81905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3.925448179245" calcext:value-type="float">
            <text:p>3.9254481792</text:p>
          </table:table-cell>
          <table:table-cell table:formula="of:=[.C63]/([.D63]-[.D62])" office:value-type="float" office:value="1085748.04815019" calcext:value-type="float">
            <text:p>1085748.04815019</text:p>
          </table:table-cell>
          <table:table-cell/>
          <table:table-cell office:value-type="float" office:value="1442699633.73534" calcext:value-type="float">
            <text:p>1442699633.73534</text:p>
          </table:table-cell>
          <table:table-cell table:formula="of:=[.G63]-[.B63]" office:value-type="float" office:value="6.91629076004028" calcext:value-type="float">
            <text:p>6.9162907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699626.87955" calcext:value-type="float">
            <text:p>1442699626.87955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3.98595070838928" calcext:value-type="float">
            <text:p>3.9859507084</text:p>
          </table:table-cell>
          <table:table-cell table:formula="of:=[.C64]/([.D64]-[.D63])" office:value-type="float" office:value="1084781.09805096" calcext:value-type="float">
            <text:p>1084781.09805096</text:p>
          </table:table-cell>
          <table:table-cell/>
          <table:table-cell office:value-type="float" office:value="1442699633.7572" calcext:value-type="float">
            <text:p>1442699633.7572</text:p>
          </table:table-cell>
          <table:table-cell table:formula="of:=[.G64]-[.B64]" office:value-type="float" office:value="6.87764763832092" calcext:value-type="float">
            <text:p>6.877647638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699626.94009" calcext:value-type="float">
            <text:p>1442699626.94009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4.04649186134338" calcext:value-type="float">
            <text:p>4.0464918613</text:p>
          </table:table-cell>
          <table:table-cell table:formula="of:=[.C65]/([.D65]-[.D64])" office:value-type="float" office:value="1084089.03361583" calcext:value-type="float">
            <text:p>1084089.03361583</text:p>
          </table:table-cell>
          <table:table-cell/>
          <table:table-cell office:value-type="float" office:value="1442699633.77904" calcext:value-type="float">
            <text:p>1442699633.77904</text:p>
          </table:table-cell>
          <table:table-cell table:formula="of:=[.G65]-[.B65]" office:value-type="float" office:value="6.83895373344421" calcext:value-type="float">
            <text:p>6.838953733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699627.00057" calcext:value-type="float">
            <text:p>1442699627.00057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4.10697078704834" calcext:value-type="float">
            <text:p>4.106970787</text:p>
          </table:table-cell>
          <table:table-cell table:formula="of:=[.C66]/([.D66]-[.D65])" office:value-type="float" office:value="1085204.46147114" calcext:value-type="float">
            <text:p>1085204.46147114</text:p>
          </table:table-cell>
          <table:table-cell/>
          <table:table-cell office:value-type="float" office:value="1442699640.28556" calcext:value-type="float">
            <text:p>1442699640.28556</text:p>
          </table:table-cell>
          <table:table-cell table:formula="of:=[.G66]-[.B66]" office:value-type="float" office:value="13.2849926948547" calcext:value-type="float">
            <text:p>13.284992694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699640.08314" calcext:value-type="float">
            <text:p>1442699640.08314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17.1895458698273" calcext:value-type="float">
            <text:p>17.1895458698</text:p>
          </table:table-cell>
          <table:table-cell table:formula="of:=[.C67]/([.D67]-[.D66])" office:value-type="float" office:value="5016.74934672409" calcext:value-type="float">
            <text:p>5016.7493467241</text:p>
          </table:table-cell>
          <table:table-cell/>
          <table:table-cell office:value-type="float" office:value="1442699640.58685" calcext:value-type="float">
            <text:p>1442699640.58685</text:p>
          </table:table-cell>
          <table:table-cell table:formula="of:=[.G67]-[.B67]" office:value-type="float" office:value="0.503708839416504" calcext:value-type="float">
            <text:p>0.503708839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699640.16584" calcext:value-type="float">
            <text:p>1442699640.16584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17.2722470760345" calcext:value-type="float">
            <text:p>17.272247076</text:p>
          </table:table-cell>
          <table:table-cell table:formula="of:=[.C68]/([.D68]-[.D67])" office:value-type="float" office:value="793603.90265053" calcext:value-type="float">
            <text:p>793603.90265053</text:p>
          </table:table-cell>
          <table:table-cell/>
          <table:table-cell office:value-type="float" office:value="1442699641.02374" calcext:value-type="float">
            <text:p>1442699641.02374</text:p>
          </table:table-cell>
          <table:table-cell table:formula="of:=[.G68]-[.B68]" office:value-type="float" office:value="0.857897281646729" calcext:value-type="float">
            <text:p>0.857897281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699640.2485" calcext:value-type="float">
            <text:p>1442699640.2485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17.3549060821533" calcext:value-type="float">
            <text:p>17.3549060822</text:p>
          </table:table-cell>
          <table:table-cell table:formula="of:=[.C69]/([.D69]-[.D68])" office:value-type="float" office:value="794009.063037754" calcext:value-type="float">
            <text:p>794009.063037754</text:p>
          </table:table-cell>
          <table:table-cell/>
          <table:table-cell office:value-type="float" office:value="1442699641.07761" calcext:value-type="float">
            <text:p>1442699641.07761</text:p>
          </table:table-cell>
          <table:table-cell table:formula="of:=[.G69]-[.B69]" office:value-type="float" office:value="0.829104900360107" calcext:value-type="float">
            <text:p>0.829104900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699640.33088" calcext:value-type="float">
            <text:p>1442699640.33088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7.4372832775116" calcext:value-type="float">
            <text:p>17.4372832775</text:p>
          </table:table-cell>
          <table:table-cell table:formula="of:=[.C70]/([.D70]-[.D69])" office:value-type="float" office:value="796725.352381228" calcext:value-type="float">
            <text:p>796725.352381228</text:p>
          </table:table-cell>
          <table:table-cell/>
          <table:table-cell office:value-type="float" office:value="1442699641.37131" calcext:value-type="float">
            <text:p>1442699641.37131</text:p>
          </table:table-cell>
          <table:table-cell table:formula="of:=[.G70]-[.B70]" office:value-type="float" office:value="1.04043078422546" calcext:value-type="float">
            <text:p>1.040430784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699640.41325" calcext:value-type="float">
            <text:p>1442699640.41325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7.519651889801" calcext:value-type="float">
            <text:p>17.5196518898</text:p>
          </table:table-cell>
          <table:table-cell table:formula="of:=[.C71]/([.D71]-[.D70])" office:value-type="float" office:value="796808.373672495" calcext:value-type="float">
            <text:p>796808.373672495</text:p>
          </table:table-cell>
          <table:table-cell/>
          <table:table-cell office:value-type="float" office:value="1442699642.28174" calcext:value-type="float">
            <text:p>1442699642.28174</text:p>
          </table:table-cell>
          <table:table-cell table:formula="of:=[.G71]-[.B71]" office:value-type="float" office:value="1.86849427223206" calcext:value-type="float">
            <text:p>1.868494272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699640.49562" calcext:value-type="float">
            <text:p>1442699640.49562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7.6020257472992" calcext:value-type="float">
            <text:p>17.6020257473</text:p>
          </table:table-cell>
          <table:table-cell table:formula="of:=[.C72]/([.D72]-[.D71])" office:value-type="float" office:value="796757.636383107" calcext:value-type="float">
            <text:p>796757.636383107</text:p>
          </table:table-cell>
          <table:table-cell/>
          <table:table-cell office:value-type="float" office:value="1442699642.34898" calcext:value-type="float">
            <text:p>1442699642.34898</text:p>
          </table:table-cell>
          <table:table-cell table:formula="of:=[.G72]-[.B72]" office:value-type="float" office:value="1.85335874557495" calcext:value-type="float">
            <text:p>1.853358745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699640.57799" calcext:value-type="float">
            <text:p>1442699640.57799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7.6843917369843" calcext:value-type="float">
            <text:p>17.684391737</text:p>
          </table:table-cell>
          <table:table-cell table:formula="of:=[.C73]/([.D73]-[.D72])" office:value-type="float" office:value="796833.744740468" calcext:value-type="float">
            <text:p>796833.744740468</text:p>
          </table:table-cell>
          <table:table-cell/>
          <table:table-cell office:value-type="float" office:value="1442699642.39831" calcext:value-type="float">
            <text:p>1442699642.39831</text:p>
          </table:table-cell>
          <table:table-cell table:formula="of:=[.G73]-[.B73]" office:value-type="float" office:value="1.8203182220459" calcext:value-type="float">
            <text:p>1.82031822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699640.66053" calcext:value-type="float">
            <text:p>1442699640.66053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7.7669355869293" calcext:value-type="float">
            <text:p>17.7669355869</text:p>
          </table:table-cell>
          <table:table-cell table:formula="of:=[.C74]/([.D74]-[.D73])" office:value-type="float" office:value="795116.77785416" calcext:value-type="float">
            <text:p>795116.77785416</text:p>
          </table:table-cell>
          <table:table-cell/>
          <table:table-cell office:value-type="float" office:value="1442699642.65035" calcext:value-type="float">
            <text:p>1442699642.65035</text:p>
          </table:table-cell>
          <table:table-cell table:formula="of:=[.G74]-[.B74]" office:value-type="float" office:value="1.98981714248657" calcext:value-type="float">
            <text:p>1.989817142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699640.7429" calcext:value-type="float">
            <text:p>1442699640.7429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7.8493065834045" calcext:value-type="float">
            <text:p>17.8493065834</text:p>
          </table:table-cell>
          <table:table-cell table:formula="of:=[.C75]/([.D75]-[.D74])" office:value-type="float" office:value="796785.310467193" calcext:value-type="float">
            <text:p>796785.310467193</text:p>
          </table:table-cell>
          <table:table-cell/>
          <table:table-cell office:value-type="float" office:value="1442699642.88424" calcext:value-type="float">
            <text:p>1442699642.88424</text:p>
          </table:table-cell>
          <table:table-cell table:formula="of:=[.G75]-[.B75]" office:value-type="float" office:value="2.14133715629578" calcext:value-type="float">
            <text:p>2.141337156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699640.82546" calcext:value-type="float">
            <text:p>1442699640.82546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7.93186378479" calcext:value-type="float">
            <text:p>17.9318637848</text:p>
          </table:table-cell>
          <table:table-cell table:formula="of:=[.C76]/([.D76]-[.D75])" office:value-type="float" office:value="794988.188777544" calcext:value-type="float">
            <text:p>794988.188777544</text:p>
          </table:table-cell>
          <table:table-cell/>
          <table:table-cell office:value-type="float" office:value="1442699642.95159" calcext:value-type="float">
            <text:p>1442699642.95159</text:p>
          </table:table-cell>
          <table:table-cell table:formula="of:=[.G76]-[.B76]" office:value-type="float" office:value="2.12612724304199" calcext:value-type="float">
            <text:p>2.12612724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699640.90782" calcext:value-type="float">
            <text:p>1442699640.90782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8.0142209529877" calcext:value-type="float">
            <text:p>18.014220953</text:p>
          </table:table-cell>
          <table:table-cell table:formula="of:=[.C77]/([.D77]-[.D76])" office:value-type="float" office:value="796919.09564573" calcext:value-type="float">
            <text:p>796919.09564573</text:p>
          </table:table-cell>
          <table:table-cell/>
          <table:table-cell office:value-type="float" office:value="1442699643.15268" calcext:value-type="float">
            <text:p>1442699643.15268</text:p>
          </table:table-cell>
          <table:table-cell table:formula="of:=[.G77]-[.B77]" office:value-type="float" office:value="2.24486613273621" calcext:value-type="float">
            <text:p>2.244866132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699640.99018" calcext:value-type="float">
            <text:p>1442699640.99018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8.0965831279755" calcext:value-type="float">
            <text:p>18.096583128</text:p>
          </table:table-cell>
          <table:table-cell table:formula="of:=[.C78]/([.D78]-[.D77])" office:value-type="float" office:value="796870.650996376" calcext:value-type="float">
            <text:p>796870.650996376</text:p>
          </table:table-cell>
          <table:table-cell/>
          <table:table-cell office:value-type="float" office:value="1442699643.94098" calcext:value-type="float">
            <text:p>1442699643.94098</text:p>
          </table:table-cell>
          <table:table-cell table:formula="of:=[.G78]-[.B78]" office:value-type="float" office:value="2.95079731941223" calcext:value-type="float">
            <text:p>2.950797319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699641.06874" calcext:value-type="float">
            <text:p>1442699641.06874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8.1751439571381" calcext:value-type="float">
            <text:p>18.1751439571</text:p>
          </table:table-cell>
          <table:table-cell table:formula="of:=[.C79]/([.D79]-[.D78])" office:value-type="float" office:value="835429.064326208" calcext:value-type="float">
            <text:p>835429.064326208</text:p>
          </table:table-cell>
          <table:table-cell/>
          <table:table-cell office:value-type="float" office:value="1442699644.02942" calcext:value-type="float">
            <text:p>1442699644.02942</text:p>
          </table:table-cell>
          <table:table-cell table:formula="of:=[.G79]-[.B79]" office:value-type="float" office:value="2.9606773853302" calcext:value-type="float">
            <text:p>2.960677385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699641.14721" calcext:value-type="float">
            <text:p>1442699641.14721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8.2536151409149" calcext:value-type="float">
            <text:p>18.2536151409</text:p>
          </table:table-cell>
          <table:table-cell table:formula="of:=[.C80]/([.D80]-[.D79])" office:value-type="float" office:value="836383.457482105" calcext:value-type="float">
            <text:p>836383.457482105</text:p>
          </table:table-cell>
          <table:table-cell/>
          <table:table-cell office:value-type="float" office:value="1442699644.08133" calcext:value-type="float">
            <text:p>1442699644.08133</text:p>
          </table:table-cell>
          <table:table-cell table:formula="of:=[.G80]-[.B80]" office:value-type="float" office:value="2.93411922454834" calcext:value-type="float">
            <text:p>2.934119224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699641.22565" calcext:value-type="float">
            <text:p>1442699641.22565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8.3320553302765" calcext:value-type="float">
            <text:p>18.3320553303</text:p>
          </table:table-cell>
          <table:table-cell table:formula="of:=[.C81]/([.D81]-[.D80])" office:value-type="float" office:value="836713.941337743" calcext:value-type="float">
            <text:p>836713.941337743</text:p>
          </table:table-cell>
          <table:table-cell/>
          <table:table-cell office:value-type="float" office:value="1442699644.91215" calcext:value-type="float">
            <text:p>1442699644.91215</text:p>
          </table:table-cell>
          <table:table-cell table:formula="of:=[.G81]-[.B81]" office:value-type="float" office:value="3.6864960193634" calcext:value-type="float">
            <text:p>3.686496019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699641.30415" calcext:value-type="float">
            <text:p>1442699641.30415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8.4105577468872" calcext:value-type="float">
            <text:p>18.4105577469</text:p>
          </table:table-cell>
          <table:table-cell table:formula="of:=[.C82]/([.D82]-[.D81])" office:value-type="float" office:value="836050.695425845" calcext:value-type="float">
            <text:p>836050.695425845</text:p>
          </table:table-cell>
          <table:table-cell/>
          <table:table-cell office:value-type="float" office:value="1442699645.07484" calcext:value-type="float">
            <text:p>1442699645.07484</text:p>
          </table:table-cell>
          <table:table-cell table:formula="of:=[.G82]-[.B82]" office:value-type="float" office:value="3.7706892490387" calcext:value-type="float">
            <text:p>3.77068924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699641.38266" calcext:value-type="float">
            <text:p>1442699641.38266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8.4890649318695" calcext:value-type="float">
            <text:p>18.4890649319</text:p>
          </table:table-cell>
          <table:table-cell table:formula="of:=[.C83]/([.D83]-[.D82])" office:value-type="float" office:value="835999.915355485" calcext:value-type="float">
            <text:p>835999.915355485</text:p>
          </table:table-cell>
          <table:table-cell/>
          <table:table-cell office:value-type="float" office:value="1442699645.94209" calcext:value-type="float">
            <text:p>1442699645.94209</text:p>
          </table:table-cell>
          <table:table-cell table:formula="of:=[.G83]-[.B83]" office:value-type="float" office:value="4.55942416191101" calcext:value-type="float">
            <text:p>4.559424161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699641.4611" calcext:value-type="float">
            <text:p>1442699641.4611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8.5675024986267" calcext:value-type="float">
            <text:p>18.5675024986</text:p>
          </table:table-cell>
          <table:table-cell table:formula="of:=[.C84]/([.D84]-[.D83])" office:value-type="float" office:value="836741.917341204" calcext:value-type="float">
            <text:p>836741.917341204</text:p>
          </table:table-cell>
          <table:table-cell/>
          <table:table-cell office:value-type="float" office:value="1442699645.99707" calcext:value-type="float">
            <text:p>1442699645.99707</text:p>
          </table:table-cell>
          <table:table-cell table:formula="of:=[.G84]-[.B84]" office:value-type="float" office:value="4.53596687316895" calcext:value-type="float">
            <text:p>4.535966873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699641.53862" calcext:value-type="float">
            <text:p>1442699641.53862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8.6450228691101" calcext:value-type="float">
            <text:p>18.6450228691</text:p>
          </table:table-cell>
          <table:table-cell table:formula="of:=[.C85]/([.D85]-[.D84])" office:value-type="float" office:value="846641.980562459" calcext:value-type="float">
            <text:p>846641.980562459</text:p>
          </table:table-cell>
          <table:table-cell/>
          <table:table-cell office:value-type="float" office:value="1442699646.04254" calcext:value-type="float">
            <text:p>1442699646.04254</text:p>
          </table:table-cell>
          <table:table-cell table:formula="of:=[.G85]-[.B85]" office:value-type="float" office:value="4.50391960144043" calcext:value-type="float">
            <text:p>4.503919601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699641.61725" calcext:value-type="float">
            <text:p>1442699641.61725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8.7236504554749" calcext:value-type="float">
            <text:p>18.7236504555</text:p>
          </table:table-cell>
          <table:table-cell table:formula="of:=[.C86]/([.D86]-[.D85])" office:value-type="float" office:value="834719.759748687" calcext:value-type="float">
            <text:p>834719.759748687</text:p>
          </table:table-cell>
          <table:table-cell/>
          <table:table-cell office:value-type="float" office:value="1442699646.07113" calcext:value-type="float">
            <text:p>1442699646.07113</text:p>
          </table:table-cell>
          <table:table-cell table:formula="of:=[.G86]-[.B86]" office:value-type="float" office:value="4.4538779258728" calcext:value-type="float">
            <text:p>4.453877925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699641.69566" calcext:value-type="float">
            <text:p>1442699641.69566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8.8020672798157" calcext:value-type="float">
            <text:p>18.8020672798</text:p>
          </table:table-cell>
          <table:table-cell table:formula="of:=[.C87]/([.D87]-[.D86])" office:value-type="float" office:value="836963.248023739" calcext:value-type="float">
            <text:p>836963.248023739</text:p>
          </table:table-cell>
          <table:table-cell/>
          <table:table-cell office:value-type="float" office:value="1442699646.29406" calcext:value-type="float">
            <text:p>1442699646.29406</text:p>
          </table:table-cell>
          <table:table-cell table:formula="of:=[.G87]-[.B87]" office:value-type="float" office:value="4.59839177131653" calcext:value-type="float">
            <text:p>4.598391771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699641.77412" calcext:value-type="float">
            <text:p>1442699641.77412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8.8805246353149" calcext:value-type="float">
            <text:p>18.8805246353</text:p>
          </table:table-cell>
          <table:table-cell table:formula="of:=[.C88]/([.D88]-[.D87])" office:value-type="float" office:value="836530.871864687" calcext:value-type="float">
            <text:p>836530.871864687</text:p>
          </table:table-cell>
          <table:table-cell/>
          <table:table-cell office:value-type="float" office:value="1442699646.41038" calcext:value-type="float">
            <text:p>1442699646.41038</text:p>
          </table:table-cell>
          <table:table-cell table:formula="of:=[.G88]-[.B88]" office:value-type="float" office:value="4.63625741004944" calcext:value-type="float">
            <text:p>4.6362574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699641.85269" calcext:value-type="float">
            <text:p>1442699641.85269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8.9590921401978" calcext:value-type="float">
            <text:p>18.9590921402</text:p>
          </table:table-cell>
          <table:table-cell table:formula="of:=[.C89]/([.D89]-[.D88])" office:value-type="float" office:value="835358.079627112" calcext:value-type="float">
            <text:p>835358.079627112</text:p>
          </table:table-cell>
          <table:table-cell/>
          <table:table-cell office:value-type="float" office:value="1442699646.59567" calcext:value-type="float">
            <text:p>1442699646.59567</text:p>
          </table:table-cell>
          <table:table-cell table:formula="of:=[.G89]-[.B89]" office:value-type="float" office:value="4.74298310279846" calcext:value-type="float">
            <text:p>4.742983102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699641.93123" calcext:value-type="float">
            <text:p>1442699641.93123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9.037632226944" calcext:value-type="float">
            <text:p>19.0376322269</text:p>
          </table:table-cell>
          <table:table-cell table:formula="of:=[.C90]/([.D90]-[.D89])" office:value-type="float" office:value="835649.700923742" calcext:value-type="float">
            <text:p>835649.700923742</text:p>
          </table:table-cell>
          <table:table-cell/>
          <table:table-cell office:value-type="float" office:value="1442699646.71186" calcext:value-type="float">
            <text:p>1442699646.71186</text:p>
          </table:table-cell>
          <table:table-cell table:formula="of:=[.G90]-[.B90]" office:value-type="float" office:value="4.78063225746155" calcext:value-type="float">
            <text:p>4.780632257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699642.00768" calcext:value-type="float">
            <text:p>1442699642.00768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9.1140809059143" calcext:value-type="float">
            <text:p>19.1140809059</text:p>
          </table:table-cell>
          <table:table-cell table:formula="of:=[.C91]/([.D91]-[.D90])" office:value-type="float" office:value="858510.58362259" calcext:value-type="float">
            <text:p>858510.58362259</text:p>
          </table:table-cell>
          <table:table-cell/>
          <table:table-cell office:value-type="float" office:value="1442699646.76082" calcext:value-type="float">
            <text:p>1442699646.76082</text:p>
          </table:table-cell>
          <table:table-cell table:formula="of:=[.G91]-[.B91]" office:value-type="float" office:value="4.75313901901245" calcext:value-type="float">
            <text:p>4.75313901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699642.07208" calcext:value-type="float">
            <text:p>1442699642.07208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9.1784863471985" calcext:value-type="float">
            <text:p>19.1784863472</text:p>
          </table:table-cell>
          <table:table-cell table:formula="of:=[.C92]/([.D92]-[.D91])" office:value-type="float" office:value="1019044.33369858" calcext:value-type="float">
            <text:p>1019044.33369858</text:p>
          </table:table-cell>
          <table:table-cell/>
          <table:table-cell office:value-type="float" office:value="1442699647.23767" calcext:value-type="float">
            <text:p>1442699647.23767</text:p>
          </table:table-cell>
          <table:table-cell table:formula="of:=[.G92]-[.B92]" office:value-type="float" office:value="5.16558170318604" calcext:value-type="float">
            <text:p>5.165581703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699642.13645" calcext:value-type="float">
            <text:p>1442699642.13645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9.242856502533" calcext:value-type="float">
            <text:p>19.2428565025</text:p>
          </table:table-cell>
          <table:table-cell table:formula="of:=[.C93]/([.D93]-[.D92])" office:value-type="float" office:value="1019602.94579018" calcext:value-type="float">
            <text:p>1019602.94579018</text:p>
          </table:table-cell>
          <table:table-cell/>
          <table:table-cell office:value-type="float" office:value="1442699650.02755" calcext:value-type="float">
            <text:p>1442699650.02755</text:p>
          </table:table-cell>
          <table:table-cell table:formula="of:=[.G93]-[.B93]" office:value-type="float" office:value="7.89109635353088" calcext:value-type="float">
            <text:p>7.891096353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699642.20083" calcext:value-type="float">
            <text:p>1442699642.20083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9.3072369098663" calcext:value-type="float">
            <text:p>19.3072369099</text:p>
          </table:table-cell>
          <table:table-cell table:formula="of:=[.C94]/([.D94]-[.D93])" office:value-type="float" office:value="1019440.58322193" calcext:value-type="float">
            <text:p>1019440.58322193</text:p>
          </table:table-cell>
          <table:table-cell/>
          <table:table-cell office:value-type="float" office:value="1442699650.05509" calcext:value-type="float">
            <text:p>1442699650.05509</text:p>
          </table:table-cell>
          <table:table-cell table:formula="of:=[.G94]-[.B94]" office:value-type="float" office:value="7.85425996780396" calcext:value-type="float">
            <text:p>7.854259967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699642.26518" calcext:value-type="float">
            <text:p>1442699642.26518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9.3715832233429" calcext:value-type="float">
            <text:p>19.3715832233</text:p>
          </table:table-cell>
          <table:table-cell table:formula="of:=[.C95]/([.D95]-[.D94])" office:value-type="float" office:value="1019980.73322267" calcext:value-type="float">
            <text:p>1019980.73322267</text:p>
          </table:table-cell>
          <table:table-cell/>
          <table:table-cell office:value-type="float" office:value="1442699650.08269" calcext:value-type="float">
            <text:p>1442699650.08269</text:p>
          </table:table-cell>
          <table:table-cell table:formula="of:=[.G95]-[.B95]" office:value-type="float" office:value="7.81751251220703" calcext:value-type="float">
            <text:p>7.817512512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699642.32954" calcext:value-type="float">
            <text:p>1442699642.32954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9.4359402656555" calcext:value-type="float">
            <text:p>19.4359402657</text:p>
          </table:table-cell>
          <table:table-cell table:formula="of:=[.C96]/([.D96]-[.D95])" office:value-type="float" office:value="1019810.69423894" calcext:value-type="float">
            <text:p>1019810.69423894</text:p>
          </table:table-cell>
          <table:table-cell/>
          <table:table-cell office:value-type="float" office:value="1442699650.11022" calcext:value-type="float">
            <text:p>1442699650.11022</text:p>
          </table:table-cell>
          <table:table-cell table:formula="of:=[.G96]-[.B96]" office:value-type="float" office:value="7.78068661689758" calcext:value-type="float">
            <text:p>7.780686616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699642.39395" calcext:value-type="float">
            <text:p>1442699642.39395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9.5003523826599" calcext:value-type="float">
            <text:p>19.5003523827</text:p>
          </table:table-cell>
          <table:table-cell table:formula="of:=[.C97]/([.D97]-[.D96])" office:value-type="float" office:value="1018938.71917798" calcext:value-type="float">
            <text:p>1018938.71917798</text:p>
          </table:table-cell>
          <table:table-cell/>
          <table:table-cell office:value-type="float" office:value="1442699650.13772" calcext:value-type="float">
            <text:p>1442699650.13772</text:p>
          </table:table-cell>
          <table:table-cell table:formula="of:=[.G97]-[.B97]" office:value-type="float" office:value="7.74376821517944" calcext:value-type="float">
            <text:p>7.743768215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699642.4584" calcext:value-type="float">
            <text:p>1442699642.4584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9.5648019313812" calcext:value-type="float">
            <text:p>19.5648019314</text:p>
          </table:table-cell>
          <table:table-cell table:formula="of:=[.C98]/([.D98]-[.D97])" office:value-type="float" office:value="1018346.92875507" calcext:value-type="float">
            <text:p>1018346.92875507</text:p>
          </table:table-cell>
          <table:table-cell/>
          <table:table-cell office:value-type="float" office:value="1442699650.16522" calcext:value-type="float">
            <text:p>1442699650.16522</text:p>
          </table:table-cell>
          <table:table-cell table:formula="of:=[.G98]-[.B98]" office:value-type="float" office:value="7.70682096481323" calcext:value-type="float">
            <text:p>7.706820964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699642.52274" calcext:value-type="float">
            <text:p>1442699642.52274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9.6291477680206" calcext:value-type="float">
            <text:p>19.629147768</text:p>
          </table:table-cell>
          <table:table-cell table:formula="of:=[.C99]/([.D99]-[.D98])" office:value-type="float" office:value="1019988.29182692" calcext:value-type="float">
            <text:p>1019988.29182692</text:p>
          </table:table-cell>
          <table:table-cell/>
          <table:table-cell office:value-type="float" office:value="1442699650.19273" calcext:value-type="float">
            <text:p>1442699650.19273</text:p>
          </table:table-cell>
          <table:table-cell table:formula="of:=[.G99]-[.B99]" office:value-type="float" office:value="7.66998624801636" calcext:value-type="float">
            <text:p>7.66998624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699642.58711" calcext:value-type="float">
            <text:p>1442699642.58711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9.6935162544251" calcext:value-type="float">
            <text:p>19.6935162544</text:p>
          </table:table-cell>
          <table:table-cell table:formula="of:=[.C100]/([.D100]-[.D99])" office:value-type="float" office:value="1019629.38180094" calcext:value-type="float">
            <text:p>1019629.38180094</text:p>
          </table:table-cell>
          <table:table-cell/>
          <table:table-cell office:value-type="float" office:value="1442699650.22022" calcext:value-type="float">
            <text:p>1442699650.22022</text:p>
          </table:table-cell>
          <table:table-cell table:formula="of:=[.G100]-[.B100]" office:value-type="float" office:value="7.63310694694519" calcext:value-type="float">
            <text:p>7.633106946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699642.65151" calcext:value-type="float">
            <text:p>1442699642.65151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9.7579112052917" calcext:value-type="float">
            <text:p>19.7579112053</text:p>
          </table:table-cell>
          <table:table-cell table:formula="of:=[.C101]/([.D101]-[.D100])" office:value-type="float" office:value="1019210.34361625" calcext:value-type="float">
            <text:p>1019210.34361625</text:p>
          </table:table-cell>
          <table:table-cell/>
          <table:table-cell office:value-type="float" office:value="1442699650.2477" calcext:value-type="float">
            <text:p>1442699650.2477</text:p>
          </table:table-cell>
          <table:table-cell table:formula="of:=[.G101]-[.B101]" office:value-type="float" office:value="7.59619235992432" calcext:value-type="float">
            <text:p>7.59619235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699642.71585" calcext:value-type="float">
            <text:p>1442699642.71585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9.8222563266754" calcext:value-type="float">
            <text:p>19.8222563267</text:p>
          </table:table-cell>
          <table:table-cell table:formula="of:=[.C102]/([.D102]-[.D101])" office:value-type="float" office:value="1019999.62994335" calcext:value-type="float">
            <text:p>1019999.62994335</text:p>
          </table:table-cell>
          <table:table-cell/>
          <table:table-cell office:value-type="float" office:value="1442699650.27521" calcext:value-type="float">
            <text:p>1442699650.27521</text:p>
          </table:table-cell>
          <table:table-cell table:formula="of:=[.G102]-[.B102]" office:value-type="float" office:value="7.55936074256897" calcext:value-type="float">
            <text:p>7.559360742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699642.78021" calcext:value-type="float">
            <text:p>1442699642.78021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9.886608839035" calcext:value-type="float">
            <text:p>19.886608839</text:p>
          </table:table-cell>
          <table:table-cell table:formula="of:=[.C103]/([.D103]-[.D102])" office:value-type="float" office:value="1019882.48156079" calcext:value-type="float">
            <text:p>1019882.48156079</text:p>
          </table:table-cell>
          <table:table-cell/>
          <table:table-cell office:value-type="float" office:value="1442699650.30269" calcext:value-type="float">
            <text:p>1442699650.30269</text:p>
          </table:table-cell>
          <table:table-cell table:formula="of:=[.G103]-[.B103]" office:value-type="float" office:value="7.52248859405518" calcext:value-type="float">
            <text:p>7.522488594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699642.84457" calcext:value-type="float">
            <text:p>1442699642.84457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9.9509682655334" calcext:value-type="float">
            <text:p>19.9509682655</text:p>
          </table:table-cell>
          <table:table-cell table:formula="of:=[.C104]/([.D104]-[.D103])" office:value-type="float" office:value="1019772.91549698" calcext:value-type="float">
            <text:p>1019772.91549698</text:p>
          </table:table-cell>
          <table:table-cell/>
          <table:table-cell office:value-type="float" office:value="1442699650.33021" calcext:value-type="float">
            <text:p>1442699650.33021</text:p>
          </table:table-cell>
          <table:table-cell table:formula="of:=[.G104]-[.B104]" office:value-type="float" office:value="7.4856448173523" calcext:value-type="float">
            <text:p>7.485644817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699642.90918" calcext:value-type="float">
            <text:p>1442699642.90918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0.0155804157257" calcext:value-type="float">
            <text:p>20.0155804157</text:p>
          </table:table-cell>
          <table:table-cell table:formula="of:=[.C105]/([.D105]-[.D104])" office:value-type="float" office:value="1015784.17998325" calcext:value-type="float">
            <text:p>1015784.17998325</text:p>
          </table:table-cell>
          <table:table-cell/>
          <table:table-cell office:value-type="float" office:value="1442699650.37466" calcext:value-type="float">
            <text:p>1442699650.37466</text:p>
          </table:table-cell>
          <table:table-cell table:formula="of:=[.G105]-[.B105]" office:value-type="float" office:value="7.46547985076904" calcext:value-type="float">
            <text:p>7.465479850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699642.97354" calcext:value-type="float">
            <text:p>1442699642.97354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0.0799443721771" calcext:value-type="float">
            <text:p>20.0799443722</text:p>
          </table:table-cell>
          <table:table-cell table:formula="of:=[.C106]/([.D106]-[.D105])" office:value-type="float" office:value="1019701.14359799" calcext:value-type="float">
            <text:p>1019701.14359799</text:p>
          </table:table-cell>
          <table:table-cell/>
          <table:table-cell office:value-type="float" office:value="1442699650.46269" calcext:value-type="float">
            <text:p>1442699650.46269</text:p>
          </table:table-cell>
          <table:table-cell table:formula="of:=[.G106]-[.B106]" office:value-type="float" office:value="7.48914575576782" calcext:value-type="float">
            <text:p>7.489145755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699643.03902" calcext:value-type="float">
            <text:p>1442699643.03902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0.1454231739044" calcext:value-type="float">
            <text:p>20.1454231739</text:p>
          </table:table-cell>
          <table:table-cell table:formula="of:=[.C107]/([.D107]-[.D106])" office:value-type="float" office:value="1002339.66212979" calcext:value-type="float">
            <text:p>1002339.66212979</text:p>
          </table:table-cell>
          <table:table-cell/>
          <table:table-cell office:value-type="float" office:value="1442699650.5363" calcext:value-type="float">
            <text:p>1442699650.5363</text:p>
          </table:table-cell>
          <table:table-cell table:formula="of:=[.G107]-[.B107]" office:value-type="float" office:value="7.49728298187256" calcext:value-type="float">
            <text:p>7.497282981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699643.10563" calcext:value-type="float">
            <text:p>1442699643.10563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0.2120339870453" calcext:value-type="float">
            <text:p>20.212033987</text:p>
          </table:table-cell>
          <table:table-cell table:formula="of:=[.C108]/([.D108]-[.D107])" office:value-type="float" office:value="985305.491785558" calcext:value-type="float">
            <text:p>985305.491785558</text:p>
          </table:table-cell>
          <table:table-cell/>
          <table:table-cell office:value-type="float" office:value="1442699650.63689" calcext:value-type="float">
            <text:p>1442699650.63689</text:p>
          </table:table-cell>
          <table:table-cell table:formula="of:=[.G108]-[.B108]" office:value-type="float" office:value="7.53125405311585" calcext:value-type="float">
            <text:p>7.531254053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699643.1721" calcext:value-type="float">
            <text:p>1442699643.1721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0.278507232666" calcext:value-type="float">
            <text:p>20.2785072327</text:p>
          </table:table-cell>
          <table:table-cell table:formula="of:=[.C109]/([.D109]-[.D108])" office:value-type="float" office:value="987344.598373797" calcext:value-type="float">
            <text:p>987344.598373797</text:p>
          </table:table-cell>
          <table:table-cell/>
          <table:table-cell office:value-type="float" office:value="1442699650.71027" calcext:value-type="float">
            <text:p>1442699650.71027</text:p>
          </table:table-cell>
          <table:table-cell table:formula="of:=[.G109]-[.B109]" office:value-type="float" office:value="7.53816866874695" calcext:value-type="float">
            <text:p>7.538168668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699643.23861" calcext:value-type="float">
            <text:p>1442699643.23861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0.3450171947479" calcext:value-type="float">
            <text:p>20.3450171947</text:p>
          </table:table-cell>
          <table:table-cell table:formula="of:=[.C110]/([.D110]-[.D109])" office:value-type="float" office:value="986799.540182748" calcext:value-type="float">
            <text:p>986799.540182748</text:p>
          </table:table-cell>
          <table:table-cell/>
          <table:table-cell office:value-type="float" office:value="1442699650.76438" calcext:value-type="float">
            <text:p>1442699650.76438</text:p>
          </table:table-cell>
          <table:table-cell table:formula="of:=[.G110]-[.B110]" office:value-type="float" office:value="7.5257625579834" calcext:value-type="float">
            <text:p>7.52576255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699643.30511" calcext:value-type="float">
            <text:p>1442699643.30511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0.4115133285522" calcext:value-type="float">
            <text:p>20.4115133286</text:p>
          </table:table-cell>
          <table:table-cell table:formula="of:=[.C111]/([.D111]-[.D110])" office:value-type="float" office:value="987004.751180509" calcext:value-type="float">
            <text:p>987004.751180509</text:p>
          </table:table-cell>
          <table:table-cell/>
          <table:table-cell office:value-type="float" office:value="1442699650.86507" calcext:value-type="float">
            <text:p>1442699650.86507</text:p>
          </table:table-cell>
          <table:table-cell table:formula="of:=[.G111]-[.B111]" office:value-type="float" office:value="7.55995774269104" calcext:value-type="float">
            <text:p>7.559957742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699643.37159" calcext:value-type="float">
            <text:p>1442699643.37159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0.4779918193817" calcext:value-type="float">
            <text:p>20.4779918194</text:p>
          </table:table-cell>
          <table:table-cell table:formula="of:=[.C112]/([.D112]-[.D111])" office:value-type="float" office:value="987266.696056034" calcext:value-type="float">
            <text:p>987266.696056034</text:p>
          </table:table-cell>
          <table:table-cell/>
          <table:table-cell office:value-type="float" office:value="1442699650.91127" calcext:value-type="float">
            <text:p>1442699650.91127</text:p>
          </table:table-cell>
          <table:table-cell table:formula="of:=[.G112]-[.B112]" office:value-type="float" office:value="7.53968071937561" calcext:value-type="float">
            <text:p>7.539680719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699643.43813" calcext:value-type="float">
            <text:p>1442699643.43813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0.5445301532745" calcext:value-type="float">
            <text:p>20.5445301533</text:p>
          </table:table-cell>
          <table:table-cell table:formula="of:=[.C113]/([.D113]-[.D112])" office:value-type="float" office:value="986378.770855877" calcext:value-type="float">
            <text:p>986378.770855877</text:p>
          </table:table-cell>
          <table:table-cell/>
          <table:table-cell office:value-type="float" office:value="1442699651.00075" calcext:value-type="float">
            <text:p>1442699651.00075</text:p>
          </table:table-cell>
          <table:table-cell table:formula="of:=[.G113]-[.B113]" office:value-type="float" office:value="7.5626277923584" calcext:value-type="float">
            <text:p>7.562627792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699643.50469" calcext:value-type="float">
            <text:p>1442699643.50469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0.6110947132111" calcext:value-type="float">
            <text:p>20.6110947132</text:p>
          </table:table-cell>
          <table:table-cell table:formula="of:=[.C114]/([.D114]-[.D113])" office:value-type="float" office:value="985990.143442506" calcext:value-type="float">
            <text:p>985990.143442506</text:p>
          </table:table-cell>
          <table:table-cell/>
          <table:table-cell office:value-type="float" office:value="1442699651.02763" calcext:value-type="float">
            <text:p>1442699651.02763</text:p>
          </table:table-cell>
          <table:table-cell table:formula="of:=[.G114]-[.B114]" office:value-type="float" office:value="7.52293825149536" calcext:value-type="float">
            <text:p>7.522938251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699643.57119" calcext:value-type="float">
            <text:p>1442699643.57119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0.6775894165039" calcext:value-type="float">
            <text:p>20.6775894165</text:p>
          </table:table-cell>
          <table:table-cell table:formula="of:=[.C115]/([.D115]-[.D114])" office:value-type="float" office:value="987025.984775851" calcext:value-type="float">
            <text:p>987025.984775851</text:p>
          </table:table-cell>
          <table:table-cell/>
          <table:table-cell office:value-type="float" office:value="1442699651.10828" calcext:value-type="float">
            <text:p>1442699651.10828</text:p>
          </table:table-cell>
          <table:table-cell table:formula="of:=[.G115]-[.B115]" office:value-type="float" office:value="7.53708863258362" calcext:value-type="float">
            <text:p>7.537088632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699643.6377" calcext:value-type="float">
            <text:p>1442699643.6377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0.7441070079803" calcext:value-type="float">
            <text:p>20.744107008</text:p>
          </table:table-cell>
          <table:table-cell table:formula="of:=[.C116]/([.D116]-[.D115])" office:value-type="float" office:value="986686.356845105" calcext:value-type="float">
            <text:p>986686.356845105</text:p>
          </table:table-cell>
          <table:table-cell/>
          <table:table-cell office:value-type="float" office:value="1442699651.19912" calcext:value-type="float">
            <text:p>1442699651.19912</text:p>
          </table:table-cell>
          <table:table-cell table:formula="of:=[.G116]-[.B116]" office:value-type="float" office:value="7.56141448020935" calcext:value-type="float">
            <text:p>7.561414480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699643.70418" calcext:value-type="float">
            <text:p>1442699643.70418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0.810587644577" calcext:value-type="float">
            <text:p>20.8105876446</text:p>
          </table:table-cell>
          <table:table-cell table:formula="of:=[.C117]/([.D117]-[.D116])" office:value-type="float" office:value="987234.830469086" calcext:value-type="float">
            <text:p>987234.830469086</text:p>
          </table:table-cell>
          <table:table-cell/>
          <table:table-cell office:value-type="float" office:value="1442699651.28236" calcext:value-type="float">
            <text:p>1442699651.28236</text:p>
          </table:table-cell>
          <table:table-cell table:formula="of:=[.G117]-[.B117]" office:value-type="float" office:value="7.57817196846008" calcext:value-type="float">
            <text:p>7.578171968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699643.77067" calcext:value-type="float">
            <text:p>1442699643.77067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0.877069234848" calcext:value-type="float">
            <text:p>20.8770692348</text:p>
          </table:table-cell>
          <table:table-cell table:formula="of:=[.C118]/([.D118]-[.D117])" office:value-type="float" office:value="987220.668646268" calcext:value-type="float">
            <text:p>987220.668646268</text:p>
          </table:table-cell>
          <table:table-cell/>
          <table:table-cell office:value-type="float" office:value="1442699651.35509" calcext:value-type="float">
            <text:p>1442699651.35509</text:p>
          </table:table-cell>
          <table:table-cell table:formula="of:=[.G118]-[.B118]" office:value-type="float" office:value="7.58442568778992" calcext:value-type="float">
            <text:p>7.584425687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699643.83711" calcext:value-type="float">
            <text:p>1442699643.83711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0.9435157775879" calcext:value-type="float">
            <text:p>20.9435157776</text:p>
          </table:table-cell>
          <table:table-cell table:formula="of:=[.C119]/([.D119]-[.D118])" office:value-type="float" office:value="987741.382677245" calcext:value-type="float">
            <text:p>987741.382677245</text:p>
          </table:table-cell>
          <table:table-cell/>
          <table:table-cell office:value-type="float" office:value="1442699651.45556" calcext:value-type="float">
            <text:p>1442699651.45556</text:p>
          </table:table-cell>
          <table:table-cell table:formula="of:=[.G119]-[.B119]" office:value-type="float" office:value="7.61844754219055" calcext:value-type="float">
            <text:p>7.618447542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699643.90357" calcext:value-type="float">
            <text:p>1442699643.90357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1.0099747180939" calcext:value-type="float">
            <text:p>21.0099747181</text:p>
          </table:table-cell>
          <table:table-cell table:formula="of:=[.C120]/([.D120]-[.D119])" office:value-type="float" office:value="987557.121740347" calcext:value-type="float">
            <text:p>987557.121740347</text:p>
          </table:table-cell>
          <table:table-cell/>
          <table:table-cell office:value-type="float" office:value="1442699651.52818" calcext:value-type="float">
            <text:p>1442699651.52818</text:p>
          </table:table-cell>
          <table:table-cell table:formula="of:=[.G120]-[.B120]" office:value-type="float" office:value="7.62460327148438" calcext:value-type="float">
            <text:p>7.624603271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699643.97009" calcext:value-type="float">
            <text:p>1442699643.97009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1.0764882564545" calcext:value-type="float">
            <text:p>21.0764882565</text:p>
          </table:table-cell>
          <table:table-cell table:formula="of:=[.C121]/([.D121]-[.D120])" office:value-type="float" office:value="986746.48226025" calcext:value-type="float">
            <text:p>986746.48226025</text:p>
          </table:table-cell>
          <table:table-cell/>
          <table:table-cell office:value-type="float" office:value="1442699651.58068" calcext:value-type="float">
            <text:p>1442699651.58068</text:p>
          </table:table-cell>
          <table:table-cell table:formula="of:=[.G121]-[.B121]" office:value-type="float" office:value="7.61059737205505" calcext:value-type="float">
            <text:p>7.610597372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699644.03659" calcext:value-type="float">
            <text:p>1442699644.03659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1.1429920196533" calcext:value-type="float">
            <text:p>21.1429920197</text:p>
          </table:table-cell>
          <table:table-cell table:formula="of:=[.C122]/([.D122]-[.D121])" office:value-type="float" office:value="986891.520766338" calcext:value-type="float">
            <text:p>986891.520766338</text:p>
          </table:table-cell>
          <table:table-cell/>
          <table:table-cell office:value-type="float" office:value="1442699651.6812" calcext:value-type="float">
            <text:p>1442699651.6812</text:p>
          </table:table-cell>
          <table:table-cell table:formula="of:=[.G122]-[.B122]" office:value-type="float" office:value="7.64461445808411" calcext:value-type="float">
            <text:p>7.644614458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699644.10316" calcext:value-type="float">
            <text:p>1442699644.10316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1.2095594406128" calcext:value-type="float">
            <text:p>21.2095594406</text:p>
          </table:table-cell>
          <table:table-cell table:formula="of:=[.C123]/([.D123]-[.D122])" office:value-type="float" office:value="985947.766249767" calcext:value-type="float">
            <text:p>985947.766249767</text:p>
          </table:table-cell>
          <table:table-cell/>
          <table:table-cell office:value-type="float" office:value="1442699651.75711" calcext:value-type="float">
            <text:p>1442699651.75711</text:p>
          </table:table-cell>
          <table:table-cell table:formula="of:=[.G123]-[.B123]" office:value-type="float" office:value="7.65395593643189" calcext:value-type="float">
            <text:p>7.653955936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699644.16964" calcext:value-type="float">
            <text:p>1442699644.16964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1.2760467529297" calcext:value-type="float">
            <text:p>21.2760467529</text:p>
          </table:table-cell>
          <table:table-cell table:formula="of:=[.C124]/([.D124]-[.D123])" office:value-type="float" office:value="987135.706240946" calcext:value-type="float">
            <text:p>987135.706240946</text:p>
          </table:table-cell>
          <table:table-cell/>
          <table:table-cell office:value-type="float" office:value="1442699651.84186" calcext:value-type="float">
            <text:p>1442699651.84186</text:p>
          </table:table-cell>
          <table:table-cell table:formula="of:=[.G124]-[.B124]" office:value-type="float" office:value="7.67221856117249" calcext:value-type="float">
            <text:p>7.672218561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699644.23612" calcext:value-type="float">
            <text:p>1442699644.23612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1.3425216674805" calcext:value-type="float">
            <text:p>21.3425216675</text:p>
          </table:table-cell>
          <table:table-cell table:formula="of:=[.C125]/([.D125]-[.D124])" office:value-type="float" office:value="987319.809939171" calcext:value-type="float">
            <text:p>987319.809939171</text:p>
          </table:table-cell>
          <table:table-cell/>
          <table:table-cell office:value-type="float" office:value="1442699651.93624" calcext:value-type="float">
            <text:p>1442699651.93624</text:p>
          </table:table-cell>
          <table:table-cell table:formula="of:=[.G125]-[.B125]" office:value-type="float" office:value="7.70011806488037" calcext:value-type="float">
            <text:p>7.700118064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699644.30255" calcext:value-type="float">
            <text:p>1442699644.30255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21.4089574813843" calcext:value-type="float">
            <text:p>21.4089574814</text:p>
          </table:table-cell>
          <table:table-cell table:formula="of:=[.C126]/([.D126]-[.D125])" office:value-type="float" office:value="987900.894764796" calcext:value-type="float">
            <text:p>987900.894764796</text:p>
          </table:table-cell>
          <table:table-cell/>
          <table:table-cell office:value-type="float" office:value="1442699652.00876" calcext:value-type="float">
            <text:p>1442699652.00876</text:p>
          </table:table-cell>
          <table:table-cell table:formula="of:=[.G126]-[.B126]" office:value-type="float" office:value="7.7062029838562" calcext:value-type="float">
            <text:p>7.706202983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699644.36901" calcext:value-type="float">
            <text:p>1442699644.36901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21.4754137992859" calcext:value-type="float">
            <text:p>21.4754137993</text:p>
          </table:table-cell>
          <table:table-cell table:formula="of:=[.C127]/([.D127]-[.D126])" office:value-type="float" office:value="987596.094282086" calcext:value-type="float">
            <text:p>987596.094282086</text:p>
          </table:table-cell>
          <table:table-cell/>
          <table:table-cell office:value-type="float" office:value="1442699652.03352" calcext:value-type="float">
            <text:p>1442699652.03352</text:p>
          </table:table-cell>
          <table:table-cell table:formula="of:=[.G127]-[.B127]" office:value-type="float" office:value="7.66450572013855" calcext:value-type="float">
            <text:p>7.664505720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699644.43551" calcext:value-type="float">
            <text:p>1442699644.43551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21.5419118404388" calcext:value-type="float">
            <text:p>21.5419118404</text:p>
          </table:table-cell>
          <table:table-cell table:formula="of:=[.C128]/([.D128]-[.D127])" office:value-type="float" office:value="986976.441141144" calcext:value-type="float">
            <text:p>986976.441141144</text:p>
          </table:table-cell>
          <table:table-cell/>
          <table:table-cell office:value-type="float" office:value="1442699652.10915" calcext:value-type="float">
            <text:p>1442699652.10915</text:p>
          </table:table-cell>
          <table:table-cell table:formula="of:=[.G128]-[.B128]" office:value-type="float" office:value="7.67364048957825" calcext:value-type="float">
            <text:p>7.673640489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699644.50205" calcext:value-type="float">
            <text:p>1442699644.50205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21.6084539890289" calcext:value-type="float">
            <text:p>21.608453989</text:p>
          </table:table-cell>
          <table:table-cell table:formula="of:=[.C129]/([.D129]-[.D128])" office:value-type="float" office:value="986322.224193652" calcext:value-type="float">
            <text:p>986322.224193652</text:p>
          </table:table-cell>
          <table:table-cell/>
          <table:table-cell office:value-type="float" office:value="1442699652.18954" calcext:value-type="float">
            <text:p>1442699652.18954</text:p>
          </table:table-cell>
          <table:table-cell table:formula="of:=[.G129]-[.B129]" office:value-type="float" office:value="7.68749356269836" calcext:value-type="float">
            <text:p>7.687493562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699644.5685" calcext:value-type="float">
            <text:p>1442699644.5685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21.674905538559" calcext:value-type="float">
            <text:p>21.6749055386</text:p>
          </table:table-cell>
          <table:table-cell table:formula="of:=[.C130]/([.D130]-[.D129])" office:value-type="float" office:value="987666.96133009" calcext:value-type="float">
            <text:p>987666.96133009</text:p>
          </table:table-cell>
          <table:table-cell/>
          <table:table-cell office:value-type="float" office:value="1442699652.24521" calcext:value-type="float">
            <text:p>1442699652.24521</text:p>
          </table:table-cell>
          <table:table-cell table:formula="of:=[.G130]-[.B130]" office:value-type="float" office:value="7.67671036720276" calcext:value-type="float">
            <text:p>7.676710367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699644.635" calcext:value-type="float">
            <text:p>1442699644.635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21.7414062023163" calcext:value-type="float">
            <text:p>21.7414062023</text:p>
          </table:table-cell>
          <table:table-cell table:formula="of:=[.C131]/([.D131]-[.D130])" office:value-type="float" office:value="986937.517488635" calcext:value-type="float">
            <text:p>986937.517488635</text:p>
          </table:table-cell>
          <table:table-cell/>
          <table:table-cell office:value-type="float" office:value="1442699652.33027" calcext:value-type="float">
            <text:p>1442699652.33027</text:p>
          </table:table-cell>
          <table:table-cell table:formula="of:=[.G131]-[.B131]" office:value-type="float" office:value="7.69526767730713" calcext:value-type="float">
            <text:p>7.695267677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699644.70146" calcext:value-type="float">
            <text:p>1442699644.70146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1.8078625202179" calcext:value-type="float">
            <text:p>21.8078625202</text:p>
          </table:table-cell>
          <table:table-cell table:formula="of:=[.C132]/([.D132]-[.D131])" office:value-type="float" office:value="987596.094282086" calcext:value-type="float">
            <text:p>987596.094282086</text:p>
          </table:table-cell>
          <table:table-cell/>
          <table:table-cell office:value-type="float" office:value="1442699652.40744" calcext:value-type="float">
            <text:p>1442699652.40744</text:p>
          </table:table-cell>
          <table:table-cell table:formula="of:=[.G132]-[.B132]" office:value-type="float" office:value="7.70598435401917" calcext:value-type="float">
            <text:p>7.70598435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699644.76793" calcext:value-type="float">
            <text:p>1442699644.76793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1.87433552742" calcext:value-type="float">
            <text:p>21.8743355274</text:p>
          </table:table-cell>
          <table:table-cell table:formula="of:=[.C133]/([.D133]-[.D132])" office:value-type="float" office:value="987348.139680353" calcext:value-type="float">
            <text:p>987348.139680353</text:p>
          </table:table-cell>
          <table:table-cell/>
          <table:table-cell office:value-type="float" office:value="1442699652.48228" calcext:value-type="float">
            <text:p>1442699652.48228</text:p>
          </table:table-cell>
          <table:table-cell table:formula="of:=[.G133]-[.B133]" office:value-type="float" office:value="7.7143440246582" calcext:value-type="float">
            <text:p>7.714344024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699644.83438" calcext:value-type="float">
            <text:p>1442699644.83438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1.9407796859741" calcext:value-type="float">
            <text:p>21.940779686</text:p>
          </table:table-cell>
          <table:table-cell table:formula="of:=[.C134]/([.D134]-[.D133])" office:value-type="float" office:value="987776.825356045" calcext:value-type="float">
            <text:p>987776.825356045</text:p>
          </table:table-cell>
          <table:table-cell/>
          <table:table-cell office:value-type="float" office:value="1442699652.56177" calcext:value-type="float">
            <text:p>1442699652.56177</text:p>
          </table:table-cell>
          <table:table-cell table:formula="of:=[.G134]-[.B134]" office:value-type="float" office:value="7.72739315032959" calcext:value-type="float">
            <text:p>7.727393150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699644.90084" calcext:value-type="float">
            <text:p>1442699644.90084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2.007244348526" calcext:value-type="float">
            <text:p>22.0072443485</text:p>
          </table:table-cell>
          <table:table-cell table:formula="of:=[.C135]/([.D135]-[.D134])" office:value-type="float" office:value="987472.101415847" calcext:value-type="float">
            <text:p>987472.101415847</text:p>
          </table:table-cell>
          <table:table-cell/>
          <table:table-cell office:value-type="float" office:value="1442699652.62879" calcext:value-type="float">
            <text:p>1442699652.62879</text:p>
          </table:table-cell>
          <table:table-cell table:formula="of:=[.G135]-[.B135]" office:value-type="float" office:value="7.72794723510742" calcext:value-type="float">
            <text:p>7.727947235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699644.96738" calcext:value-type="float">
            <text:p>1442699644.96738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2.0737798213959" calcext:value-type="float">
            <text:p>22.0737798214</text:p>
          </table:table-cell>
          <table:table-cell table:formula="of:=[.C136]/([.D136]-[.D135])" office:value-type="float" office:value="986421.185107679" calcext:value-type="float">
            <text:p>986421.185107679</text:p>
          </table:table-cell>
          <table:table-cell/>
          <table:table-cell office:value-type="float" office:value="1442699652.70341" calcext:value-type="float">
            <text:p>1442699652.70341</text:p>
          </table:table-cell>
          <table:table-cell table:formula="of:=[.G136]-[.B136]" office:value-type="float" office:value="7.73603343963623" calcext:value-type="float">
            <text:p>7.736033439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699645.03185" calcext:value-type="float">
            <text:p>1442699645.03185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2.1382496356964" calcext:value-type="float">
            <text:p>22.1382496357</text:p>
          </table:table-cell>
          <table:table-cell table:formula="of:=[.C137]/([.D137]-[.D136])" office:value-type="float" office:value="1018026.8194049" calcext:value-type="float">
            <text:p>1018026.8194049</text:p>
          </table:table-cell>
          <table:table-cell/>
          <table:table-cell office:value-type="float" office:value="1442699652.78056" calcext:value-type="float">
            <text:p>1442699652.78056</text:p>
          </table:table-cell>
          <table:table-cell table:formula="of:=[.G137]-[.B137]" office:value-type="float" office:value="7.74871277809143" calcext:value-type="float">
            <text:p>7.748712778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699645.09534" calcext:value-type="float">
            <text:p>1442699645.09534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2.2017405033112" calcext:value-type="float">
            <text:p>22.2017405033</text:p>
          </table:table-cell>
          <table:table-cell table:formula="of:=[.C138]/([.D138]-[.D137])" office:value-type="float" office:value="1033723.4702516" calcext:value-type="float">
            <text:p>1033723.4702516</text:p>
          </table:table-cell>
          <table:table-cell/>
          <table:table-cell office:value-type="float" office:value="1442699652.8604" calcext:value-type="float">
            <text:p>1442699652.8604</text:p>
          </table:table-cell>
          <table:table-cell table:formula="of:=[.G138]-[.B138]" office:value-type="float" office:value="7.76506614685059" calcext:value-type="float">
            <text:p>7.765066146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699645.15877" calcext:value-type="float">
            <text:p>1442699645.15877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22.2651710510254" calcext:value-type="float">
            <text:p>22.265171051</text:p>
          </table:table-cell>
          <table:table-cell table:formula="of:=[.C139]/([.D139]-[.D138])" office:value-type="float" office:value="1034706.4997087" calcext:value-type="float">
            <text:p>1034706.4997087</text:p>
          </table:table-cell>
          <table:table-cell/>
          <table:table-cell office:value-type="float" office:value="1442699652.91176" calcext:value-type="float">
            <text:p>1442699652.91176</text:p>
          </table:table-cell>
          <table:table-cell table:formula="of:=[.G139]-[.B139]" office:value-type="float" office:value="7.75298976898193" calcext:value-type="float">
            <text:p>7.75298976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699645.22225" calcext:value-type="float">
            <text:p>1442699645.22225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22.3286550045013" calcext:value-type="float">
            <text:p>22.3286550045</text:p>
          </table:table-cell>
          <table:table-cell table:formula="of:=[.C140]/([.D140]-[.D139])" office:value-type="float" office:value="1033836.0547262" calcext:value-type="float">
            <text:p>1033836.0547262</text:p>
          </table:table-cell>
          <table:table-cell/>
          <table:table-cell office:value-type="float" office:value="1442699652.98911" calcext:value-type="float">
            <text:p>1442699652.98911</text:p>
          </table:table-cell>
          <table:table-cell table:formula="of:=[.G140]-[.B140]" office:value-type="float" office:value="7.76685547828674" calcext:value-type="float">
            <text:p>7.766855478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699645.2857" calcext:value-type="float">
            <text:p>1442699645.2857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22.3921041488647" calcext:value-type="float">
            <text:p>22.3921041489</text:p>
          </table:table-cell>
          <table:table-cell table:formula="of:=[.C141]/([.D141]-[.D140])" office:value-type="float" office:value="1034403.23204509" calcext:value-type="float">
            <text:p>1034403.23204509</text:p>
          </table:table-cell>
          <table:table-cell/>
          <table:table-cell office:value-type="float" office:value="1442699653.03795" calcext:value-type="float">
            <text:p>1442699653.03795</text:p>
          </table:table-cell>
          <table:table-cell table:formula="of:=[.G141]-[.B141]" office:value-type="float" office:value="7.75224542617798" calcext:value-type="float">
            <text:p>7.752245426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699645.34922" calcext:value-type="float">
            <text:p>1442699645.34922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22.4556224346161" calcext:value-type="float">
            <text:p>22.4556224346</text:p>
          </table:table-cell>
          <table:table-cell table:formula="of:=[.C142]/([.D142]-[.D141])" office:value-type="float" office:value="1033277.25589025" calcext:value-type="float">
            <text:p>1033277.25589025</text:p>
          </table:table-cell>
          <table:table-cell/>
          <table:table-cell office:value-type="float" office:value="1442699653.11277" calcext:value-type="float">
            <text:p>1442699653.11277</text:p>
          </table:table-cell>
          <table:table-cell table:formula="of:=[.G142]-[.B142]" office:value-type="float" office:value="7.76355481147766" calcext:value-type="float">
            <text:p>7.763554811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699645.41268" calcext:value-type="float">
            <text:p>1442699645.41268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22.5190796852112" calcext:value-type="float">
            <text:p>22.5190796852</text:p>
          </table:table-cell>
          <table:table-cell table:formula="of:=[.C143]/([.D143]-[.D142])" office:value-type="float" office:value="1034271.09407535" calcext:value-type="float">
            <text:p>1034271.09407535</text:p>
          </table:table-cell>
          <table:table-cell/>
          <table:table-cell office:value-type="float" office:value="1442699653.16431" calcext:value-type="float">
            <text:p>1442699653.16431</text:p>
          </table:table-cell>
          <table:table-cell table:formula="of:=[.G143]-[.B143]" office:value-type="float" office:value="7.75163388252258" calcext:value-type="float">
            <text:p>7.751633882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699645.47612" calcext:value-type="float">
            <text:p>1442699645.47612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22.5825254917145" calcext:value-type="float">
            <text:p>22.5825254917</text:p>
          </table:table-cell>
          <table:table-cell table:formula="of:=[.C144]/([.D144]-[.D143])" office:value-type="float" office:value="1034457.65161155" calcext:value-type="float">
            <text:p>1034457.65161155</text:p>
          </table:table-cell>
          <table:table-cell/>
          <table:table-cell office:value-type="float" office:value="1442699653.23889" calcext:value-type="float">
            <text:p>1442699653.23889</text:p>
          </table:table-cell>
          <table:table-cell table:formula="of:=[.G144]-[.B144]" office:value-type="float" office:value="7.76277160644531" calcext:value-type="float">
            <text:p>7.762771606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699645.53957" calcext:value-type="float">
            <text:p>1442699645.53957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22.6459736824036" calcext:value-type="float">
            <text:p>22.6459736824</text:p>
          </table:table-cell>
          <table:table-cell table:formula="of:=[.C145]/([.D145]-[.D144])" office:value-type="float" office:value="1034418.77990839" calcext:value-type="float">
            <text:p>1034418.77990839</text:p>
          </table:table-cell>
          <table:table-cell/>
          <table:table-cell office:value-type="float" office:value="1442699653.31373" calcext:value-type="float">
            <text:p>1442699653.31373</text:p>
          </table:table-cell>
          <table:table-cell table:formula="of:=[.G145]-[.B145]" office:value-type="float" office:value="7.77416062355042" calcext:value-type="float">
            <text:p>7.774160623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699645.60305" calcext:value-type="float">
            <text:p>1442699645.60305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22.7094485759735" calcext:value-type="float">
            <text:p>22.709448576</text:p>
          </table:table-cell>
          <table:table-cell table:formula="of:=[.C146]/([.D146]-[.D145])" office:value-type="float" office:value="1033983.61633607" calcext:value-type="float">
            <text:p>1033983.61633607</text:p>
          </table:table-cell>
          <table:table-cell/>
          <table:table-cell office:value-type="float" office:value="1442699653.39078" calcext:value-type="float">
            <text:p>1442699653.39078</text:p>
          </table:table-cell>
          <table:table-cell table:formula="of:=[.G146]-[.B146]" office:value-type="float" office:value="7.78773713111877" calcext:value-type="float">
            <text:p>7.787737131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699645.6665" calcext:value-type="float">
            <text:p>1442699645.6665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22.7729027271271" calcext:value-type="float">
            <text:p>22.7729027271</text:p>
          </table:table-cell>
          <table:table-cell table:formula="of:=[.C147]/([.D147]-[.D146])" office:value-type="float" office:value="1034321.61343022" calcext:value-type="float">
            <text:p>1034321.61343022</text:p>
          </table:table-cell>
          <table:table-cell/>
          <table:table-cell office:value-type="float" office:value="1442699653.46453" calcext:value-type="float">
            <text:p>1442699653.46453</text:p>
          </table:table-cell>
          <table:table-cell table:formula="of:=[.G147]-[.B147]" office:value-type="float" office:value="7.79802966117859" calcext:value-type="float">
            <text:p>7.798029661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699645.72992" calcext:value-type="float">
            <text:p>1442699645.72992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22.8363215923309" calcext:value-type="float">
            <text:p>22.8363215923</text:p>
          </table:table-cell>
          <table:table-cell table:formula="of:=[.C148]/([.D148]-[.D147])" office:value-type="float" office:value="1034897.10497071" calcext:value-type="float">
            <text:p>1034897.10497071</text:p>
          </table:table-cell>
          <table:table-cell/>
          <table:table-cell office:value-type="float" office:value="1442699653.51301" calcext:value-type="float">
            <text:p>1442699653.51301</text:p>
          </table:table-cell>
          <table:table-cell table:formula="of:=[.G148]-[.B148]" office:value-type="float" office:value="7.7830958366394" calcext:value-type="float">
            <text:p>7.783095836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699645.7934" calcext:value-type="float">
            <text:p>1442699645.7934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22.8998074531555" calcext:value-type="float">
            <text:p>22.8998074532</text:p>
          </table:table-cell>
          <table:table-cell table:formula="of:=[.C149]/([.D149]-[.D148])" office:value-type="float" office:value="1033804.99449074" calcext:value-type="float">
            <text:p>1033804.99449074</text:p>
          </table:table-cell>
          <table:table-cell/>
          <table:table-cell office:value-type="float" office:value="1442699653.5856" calcext:value-type="float">
            <text:p>1442699653.5856</text:p>
          </table:table-cell>
          <table:table-cell table:formula="of:=[.G149]-[.B149]" office:value-type="float" office:value="7.79219150543213" calcext:value-type="float">
            <text:p>7.792191505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699645.85686" calcext:value-type="float">
            <text:p>1442699645.85686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22.9632675647736" calcext:value-type="float">
            <text:p>22.9632675648</text:p>
          </table:table-cell>
          <table:table-cell table:formula="of:=[.C150]/([.D150]-[.D149])" office:value-type="float" office:value="1034224.4652047" calcext:value-type="float">
            <text:p>1034224.4652047</text:p>
          </table:table-cell>
          <table:table-cell/>
          <table:table-cell office:value-type="float" office:value="1442699653.66191" calcext:value-type="float">
            <text:p>1442699653.66191</text:p>
          </table:table-cell>
          <table:table-cell table:formula="of:=[.G150]-[.B150]" office:value-type="float" office:value="7.80504202842712" calcext:value-type="float">
            <text:p>7.805042028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699645.92039" calcext:value-type="float">
            <text:p>1442699645.92039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23.0267894268036" calcext:value-type="float">
            <text:p>23.0267894268</text:p>
          </table:table-cell>
          <table:table-cell table:formula="of:=[.C151]/([.D151]-[.D150])" office:value-type="float" office:value="1033219.08241564" calcext:value-type="float">
            <text:p>1033219.08241564</text:p>
          </table:table-cell>
          <table:table-cell/>
          <table:table-cell office:value-type="float" office:value="1442699653.71875" calcext:value-type="float">
            <text:p>1442699653.71875</text:p>
          </table:table-cell>
          <table:table-cell table:formula="of:=[.G151]-[.B151]" office:value-type="float" office:value="7.79836130142212" calcext:value-type="float">
            <text:p>7.798361301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699645.98382" calcext:value-type="float">
            <text:p>1442699645.98382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23.090226650238" calcext:value-type="float">
            <text:p>23.0902266502</text:p>
          </table:table-cell>
          <table:table-cell table:formula="of:=[.C152]/([.D152]-[.D151])" office:value-type="float" office:value="1034597.61393592" calcext:value-type="float">
            <text:p>1034597.61393592</text:p>
          </table:table-cell>
          <table:table-cell/>
          <table:table-cell office:value-type="float" office:value="1442699653.79122" calcext:value-type="float">
            <text:p>1442699653.79122</text:p>
          </table:table-cell>
          <table:table-cell table:formula="of:=[.G152]-[.B152]" office:value-type="float" office:value="7.80739569664001" calcext:value-type="float">
            <text:p>7.807395696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699646.04529" calcext:value-type="float">
            <text:p>1442699646.04529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23.1516916751862" calcext:value-type="float">
            <text:p>23.1516916752</text:p>
          </table:table-cell>
          <table:table-cell table:formula="of:=[.C153]/([.D153]-[.D152])" office:value-type="float" office:value="1067794.24649054" calcext:value-type="float">
            <text:p>1067794.24649054</text:p>
          </table:table-cell>
          <table:table-cell/>
          <table:table-cell office:value-type="float" office:value="1442699653.86287" calcext:value-type="float">
            <text:p>1442699653.86287</text:p>
          </table:table-cell>
          <table:table-cell table:formula="of:=[.G153]-[.B153]" office:value-type="float" office:value="7.81758260726929" calcext:value-type="float">
            <text:p>7.817582607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699646.10584" calcext:value-type="float">
            <text:p>1442699646.10584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23.2122430801392" calcext:value-type="float">
            <text:p>23.2122430801</text:p>
          </table:table-cell>
          <table:table-cell table:formula="of:=[.C154]/([.D154]-[.D153])" office:value-type="float" office:value="1083905.48577594" calcext:value-type="float">
            <text:p>1083905.48577594</text:p>
          </table:table-cell>
          <table:table-cell/>
          <table:table-cell office:value-type="float" office:value="1442699653.93648" calcext:value-type="float">
            <text:p>1442699653.93648</text:p>
          </table:table-cell>
          <table:table-cell table:formula="of:=[.G154]-[.B154]" office:value-type="float" office:value="7.83063983917236" calcext:value-type="float">
            <text:p>7.830639839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699646.1664" calcext:value-type="float">
            <text:p>1442699646.1664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23.2728018760681" calcext:value-type="float">
            <text:p>23.2728018761</text:p>
          </table:table-cell>
          <table:table-cell table:formula="of:=[.C155]/([.D155]-[.D154])" office:value-type="float" office:value="1083773.19914016" calcext:value-type="float">
            <text:p>1083773.19914016</text:p>
          </table:table-cell>
          <table:table-cell/>
          <table:table-cell office:value-type="float" office:value="1442699654.00911" calcext:value-type="float">
            <text:p>1442699654.00911</text:p>
          </table:table-cell>
          <table:table-cell table:formula="of:=[.G155]-[.B155]" office:value-type="float" office:value="7.8427152633667" calcext:value-type="float">
            <text:p>7.842715263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699646.22687" calcext:value-type="float">
            <text:p>1442699646.22687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23.3332707881927" calcext:value-type="float">
            <text:p>23.3332707882</text:p>
          </table:table-cell>
          <table:table-cell table:formula="of:=[.C156]/([.D156]-[.D155])" office:value-type="float" office:value="1085384.17004633" calcext:value-type="float">
            <text:p>1085384.17004633</text:p>
          </table:table-cell>
          <table:table-cell/>
          <table:table-cell office:value-type="float" office:value="1442699654.05747" calcext:value-type="float">
            <text:p>1442699654.05747</text:p>
          </table:table-cell>
          <table:table-cell table:formula="of:=[.G156]-[.B156]" office:value-type="float" office:value="7.83060479164124" calcext:value-type="float">
            <text:p>7.830604791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699646.28733" calcext:value-type="float">
            <text:p>1442699646.28733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23.3937358856201" calcext:value-type="float">
            <text:p>23.3937358856</text:p>
          </table:table-cell>
          <table:table-cell table:formula="of:=[.C157]/([.D157]-[.D156])" office:value-type="float" office:value="1085452.64611272" calcext:value-type="float">
            <text:p>1085452.64611272</text:p>
          </table:table-cell>
          <table:table-cell/>
          <table:table-cell office:value-type="float" office:value="1442699654.10588" calcext:value-type="float">
            <text:p>1442699654.10588</text:p>
          </table:table-cell>
          <table:table-cell table:formula="of:=[.G157]-[.B157]" office:value-type="float" office:value="7.81854844093323" calcext:value-type="float">
            <text:p>7.818548440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699646.34782" calcext:value-type="float">
            <text:p>1442699646.34782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23.4542257785797" calcext:value-type="float">
            <text:p>23.4542257786</text:p>
          </table:table-cell>
          <table:table-cell table:formula="of:=[.C158]/([.D158]-[.D157])" office:value-type="float" office:value="1085007.70606157" calcext:value-type="float">
            <text:p>1085007.70606157</text:p>
          </table:table-cell>
          <table:table-cell/>
          <table:table-cell office:value-type="float" office:value="1442699654.18562" calcext:value-type="float">
            <text:p>1442699654.18562</text:p>
          </table:table-cell>
          <table:table-cell table:formula="of:=[.G158]-[.B158]" office:value-type="float" office:value="7.83779740333557" calcext:value-type="float">
            <text:p>7.837797403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699646.40832" calcext:value-type="float">
            <text:p>1442699646.40832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23.5147202014923" calcext:value-type="float">
            <text:p>23.5147202015</text:p>
          </table:table-cell>
          <table:table-cell table:formula="of:=[.C159]/([.D159]-[.D158])" office:value-type="float" office:value="1084926.45834187" calcext:value-type="float">
            <text:p>1084926.45834187</text:p>
          </table:table-cell>
          <table:table-cell/>
          <table:table-cell office:value-type="float" office:value="1442699654.28608" calcext:value-type="float">
            <text:p>1442699654.28608</text:p>
          </table:table-cell>
          <table:table-cell table:formula="of:=[.G159]-[.B159]" office:value-type="float" office:value="7.87775921821594" calcext:value-type="float">
            <text:p>7.877759218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699646.4688" calcext:value-type="float">
            <text:p>1442699646.4688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23.5752055644989" calcext:value-type="float">
            <text:p>23.5752055645</text:p>
          </table:table-cell>
          <table:table-cell table:formula="of:=[.C160]/([.D160]-[.D159])" office:value-type="float" office:value="1085088.96595111" calcext:value-type="float">
            <text:p>1085088.96595111</text:p>
          </table:table-cell>
          <table:table-cell/>
          <table:table-cell office:value-type="float" office:value="1442699654.35884" calcext:value-type="float">
            <text:p>1442699654.35884</text:p>
          </table:table-cell>
          <table:table-cell table:formula="of:=[.G160]-[.B160]" office:value-type="float" office:value="7.89003467559814" calcext:value-type="float">
            <text:p>7.890034675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699646.5293" calcext:value-type="float">
            <text:p>1442699646.5293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23.6357047557831" calcext:value-type="float">
            <text:p>23.6357047558</text:p>
          </table:table-cell>
          <table:table-cell table:formula="of:=[.C161]/([.D161]-[.D160])" office:value-type="float" office:value="1084840.94757086" calcext:value-type="float">
            <text:p>1084840.94757086</text:p>
          </table:table-cell>
          <table:table-cell/>
          <table:table-cell office:value-type="float" office:value="1442699654.4593" calcext:value-type="float">
            <text:p>1442699654.4593</text:p>
          </table:table-cell>
          <table:table-cell table:formula="of:=[.G161]-[.B161]" office:value-type="float" office:value="7.93000221252441" calcext:value-type="float">
            <text:p>7.930002212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699646.58979" calcext:value-type="float">
            <text:p>1442699646.58979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23.6961913108826" calcext:value-type="float">
            <text:p>23.6961913109</text:p>
          </table:table-cell>
          <table:table-cell table:formula="of:=[.C162]/([.D162]-[.D161])" office:value-type="float" office:value="1085067.5805896" calcext:value-type="float">
            <text:p>1085067.5805896</text:p>
          </table:table-cell>
          <table:table-cell/>
          <table:table-cell office:value-type="float" office:value="1442699654.5106" calcext:value-type="float">
            <text:p>1442699654.5106</text:p>
          </table:table-cell>
          <table:table-cell table:formula="of:=[.G162]-[.B162]" office:value-type="float" office:value="7.92080974578857" calcext:value-type="float">
            <text:p>7.920809745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699646.65027" calcext:value-type="float">
            <text:p>1442699646.65027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23.7566747665405" calcext:value-type="float">
            <text:p>23.7566747665</text:p>
          </table:table-cell>
          <table:table-cell table:formula="of:=[.C163]/([.D163]-[.D162])" office:value-type="float" office:value="1085123.18428293" calcext:value-type="float">
            <text:p>1085123.18428293</text:p>
          </table:table-cell>
          <table:table-cell/>
          <table:table-cell office:value-type="float" office:value="1442699654.58768" calcext:value-type="float">
            <text:p>1442699654.58768</text:p>
          </table:table-cell>
          <table:table-cell table:formula="of:=[.G163]-[.B163]" office:value-type="float" office:value="7.93740344047546" calcext:value-type="float">
            <text:p>7.937403440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699646.71077" calcext:value-type="float">
            <text:p>1442699646.71077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23.8171710968018" calcext:value-type="float">
            <text:p>23.8171710968</text:p>
          </table:table-cell>
          <table:table-cell table:formula="of:=[.C164]/([.D164]-[.D163])" office:value-type="float" office:value="1084892.25241586" calcext:value-type="float">
            <text:p>1084892.25241586</text:p>
          </table:table-cell>
          <table:table-cell/>
          <table:table-cell office:value-type="float" office:value="1442699654.68816" calcext:value-type="float">
            <text:p>1442699654.68816</text:p>
          </table:table-cell>
          <table:table-cell table:formula="of:=[.G164]-[.B164]" office:value-type="float" office:value="7.97739553451538" calcext:value-type="float">
            <text:p>7.977395534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699646.77116" calcext:value-type="float">
            <text:p>1442699646.77116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23.8775660991669" calcext:value-type="float">
            <text:p>23.8775660992</text:p>
          </table:table-cell>
          <table:table-cell table:formula="of:=[.C165]/([.D165]-[.D164])" office:value-type="float" office:value="1086712.43364191" calcext:value-type="float">
            <text:p>1086712.43364191</text:p>
          </table:table-cell>
          <table:table-cell/>
          <table:table-cell office:value-type="float" office:value="1442699654.76084" calcext:value-type="float">
            <text:p>1442699654.76084</text:p>
          </table:table-cell>
          <table:table-cell table:formula="of:=[.G165]-[.B165]" office:value-type="float" office:value="7.98967504501343" calcext:value-type="float">
            <text:p>7.98967504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699646.83152" calcext:value-type="float">
            <text:p>1442699646.83152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23.9379229545593" calcext:value-type="float">
            <text:p>23.9379229546</text:p>
          </table:table-cell>
          <table:table-cell table:formula="of:=[.C166]/([.D166]-[.D165])" office:value-type="float" office:value="1087399.26182773" calcext:value-type="float">
            <text:p>1087399.26182773</text:p>
          </table:table-cell>
          <table:table-cell/>
          <table:table-cell office:value-type="float" office:value="1442699654.81202" calcext:value-type="float">
            <text:p>1442699654.81202</text:p>
          </table:table-cell>
          <table:table-cell table:formula="of:=[.G166]-[.B166]" office:value-type="float" office:value="7.98049807548523" calcext:value-type="float">
            <text:p>7.980498075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699646.89197" calcext:value-type="float">
            <text:p>1442699646.89197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23.9983735084534" calcext:value-type="float">
            <text:p>23.9983735085</text:p>
          </table:table-cell>
          <table:table-cell table:formula="of:=[.C167]/([.D167]-[.D166])" office:value-type="float" office:value="1085713.79039866" calcext:value-type="float">
            <text:p>1085713.79039866</text:p>
          </table:table-cell>
          <table:table-cell/>
          <table:table-cell office:value-type="float" office:value="1442699654.8891" calcext:value-type="float">
            <text:p>1442699654.8891</text:p>
          </table:table-cell>
          <table:table-cell table:formula="of:=[.G167]-[.B167]" office:value-type="float" office:value="7.99712562561035" calcext:value-type="float">
            <text:p>7.997125625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699646.95241" calcext:value-type="float">
            <text:p>1442699646.95241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24.0588080883026" calcext:value-type="float">
            <text:p>24.0588080883</text:p>
          </table:table-cell>
          <table:table-cell table:formula="of:=[.C168]/([.D168]-[.D167])" office:value-type="float" office:value="1086000.76584833" calcext:value-type="float">
            <text:p>1086000.76584833</text:p>
          </table:table-cell>
          <table:table-cell/>
          <table:table-cell office:value-type="float" office:value="1442699660.21999" calcext:value-type="float">
            <text:p>1442699660.21999</text:p>
          </table:table-cell>
          <table:table-cell table:formula="of:=[.G168]-[.B168]" office:value-type="float" office:value="13.267582654953" calcext:value-type="float">
            <text:p>13.26758265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699660.01787" calcext:value-type="float">
            <text:p>1442699660.01787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37.1242697238922" calcext:value-type="float">
            <text:p>37.1242697239</text:p>
          </table:table-cell>
          <table:table-cell table:formula="of:=[.C169]/([.D169]-[.D168])" office:value-type="float" office:value="5023.32040233634" calcext:value-type="float">
            <text:p>5023.3204023364</text:p>
          </table:table-cell>
          <table:table-cell/>
          <table:table-cell office:value-type="float" office:value="1442699661.39098" calcext:value-type="float">
            <text:p>1442699661.39098</text:p>
          </table:table-cell>
          <table:table-cell table:formula="of:=[.G169]-[.B169]" office:value-type="float" office:value="1.37310886383057" calcext:value-type="float">
            <text:p>1.373108863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699660.10017" calcext:value-type="float">
            <text:p>1442699660.10017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37.2065773010254" calcext:value-type="float">
            <text:p>37.206577301</text:p>
          </table:table-cell>
          <table:table-cell table:formula="of:=[.C170]/([.D170]-[.D169])" office:value-type="float" office:value="797399.246655061" calcext:value-type="float">
            <text:p>797399.246655061</text:p>
          </table:table-cell>
          <table:table-cell/>
          <table:table-cell office:value-type="float" office:value="1442699661.47309" calcext:value-type="float">
            <text:p>1442699661.47309</text:p>
          </table:table-cell>
          <table:table-cell table:formula="of:=[.G170]-[.B170]" office:value-type="float" office:value="1.37291264533997" calcext:value-type="float">
            <text:p>1.372912645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699660.18245" calcext:value-type="float">
            <text:p>1442699660.18245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37.2888565063477" calcext:value-type="float">
            <text:p>37.2888565063</text:p>
          </table:table-cell>
          <table:table-cell table:formula="of:=[.C171]/([.D171]-[.D170])" office:value-type="float" office:value="797674.208725486" calcext:value-type="float">
            <text:p>797674.208725486</text:p>
          </table:table-cell>
          <table:table-cell/>
          <table:table-cell office:value-type="float" office:value="1442699661.89756" calcext:value-type="float">
            <text:p>1442699661.89756</text:p>
          </table:table-cell>
          <table:table-cell table:formula="of:=[.G171]-[.B171]" office:value-type="float" office:value="1.71510934829712" calcext:value-type="float">
            <text:p>1.715109348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699660.26476" calcext:value-type="float">
            <text:p>1442699660.26476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37.3711678981781" calcext:value-type="float">
            <text:p>37.3711678982</text:p>
          </table:table-cell>
          <table:table-cell table:formula="of:=[.C172]/([.D172]-[.D171])" office:value-type="float" office:value="797362.291421305" calcext:value-type="float">
            <text:p>797362.291421305</text:p>
          </table:table-cell>
          <table:table-cell/>
          <table:table-cell office:value-type="float" office:value="1442699661.99799" calcext:value-type="float">
            <text:p>1442699661.99799</text:p>
          </table:table-cell>
          <table:table-cell table:formula="of:=[.G172]-[.B172]" office:value-type="float" office:value="1.73322463035584" calcext:value-type="float">
            <text:p>1.733224630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699660.34714" calcext:value-type="float">
            <text:p>1442699660.34714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7.4535381793976" calcext:value-type="float">
            <text:p>37.4535381794</text:p>
          </table:table-cell>
          <table:table-cell table:formula="of:=[.C173]/([.D173]-[.D172])" office:value-type="float" office:value="796792.229288596" calcext:value-type="float">
            <text:p>796792.229288596</text:p>
          </table:table-cell>
          <table:table-cell/>
          <table:table-cell office:value-type="float" office:value="1442699662.27576" calcext:value-type="float">
            <text:p>1442699662.27576</text:p>
          </table:table-cell>
          <table:table-cell table:formula="of:=[.G173]-[.B173]" office:value-type="float" office:value="1.92862248420715" calcext:value-type="float">
            <text:p>1.928622484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699660.42943" calcext:value-type="float">
            <text:p>1442699660.42943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7.5358307361603" calcext:value-type="float">
            <text:p>37.5358307362</text:p>
          </table:table-cell>
          <table:table-cell table:formula="of:=[.C174]/([.D174]-[.D173])" office:value-type="float" office:value="797544.791192491" calcext:value-type="float">
            <text:p>797544.791192491</text:p>
          </table:table-cell>
          <table:table-cell/>
          <table:table-cell office:value-type="float" office:value="1442699662.369" calcext:value-type="float">
            <text:p>1442699662.369</text:p>
          </table:table-cell>
          <table:table-cell table:formula="of:=[.G174]-[.B174]" office:value-type="float" office:value="1.9395763874054" calcext:value-type="float">
            <text:p>1.939576387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699660.51176" calcext:value-type="float">
            <text:p>1442699660.51176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7.6181633472443" calcext:value-type="float">
            <text:p>37.6181633472</text:p>
          </table:table-cell>
          <table:table-cell table:formula="of:=[.C175]/([.D175]-[.D174])" office:value-type="float" office:value="797156.790436918" calcext:value-type="float">
            <text:p>797156.790436918</text:p>
          </table:table-cell>
          <table:table-cell/>
          <table:table-cell office:value-type="float" office:value="1442699662.42581" calcext:value-type="float">
            <text:p>1442699662.42581</text:p>
          </table:table-cell>
          <table:table-cell table:formula="of:=[.G175]-[.B175]" office:value-type="float" office:value="1.91404986381531" calcext:value-type="float">
            <text:p>1.914049863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699660.59409" calcext:value-type="float">
            <text:p>1442699660.59409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7.7004964351654" calcext:value-type="float">
            <text:p>37.7004964352</text:p>
          </table:table-cell>
          <table:table-cell table:formula="of:=[.C176]/([.D176]-[.D175])" office:value-type="float" office:value="797152.173654186" calcext:value-type="float">
            <text:p>797152.173654186</text:p>
          </table:table-cell>
          <table:table-cell/>
          <table:table-cell office:value-type="float" office:value="1442699662.8477" calcext:value-type="float">
            <text:p>1442699662.8477</text:p>
          </table:table-cell>
          <table:table-cell table:formula="of:=[.G176]-[.B176]" office:value-type="float" office:value="2.25360727310181" calcext:value-type="float">
            <text:p>2.253607273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699660.67639" calcext:value-type="float">
            <text:p>1442699660.67639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7.7827899456024" calcext:value-type="float">
            <text:p>37.7827899456</text:p>
          </table:table-cell>
          <table:table-cell table:formula="of:=[.C177]/([.D177]-[.D176])" office:value-type="float" office:value="797535.548689898" calcext:value-type="float">
            <text:p>797535.548689898</text:p>
          </table:table-cell>
          <table:table-cell/>
          <table:table-cell office:value-type="float" office:value="1442699662.9203" calcext:value-type="float">
            <text:p>1442699662.9203</text:p>
          </table:table-cell>
          <table:table-cell table:formula="of:=[.G177]-[.B177]" office:value-type="float" office:value="2.24391579627991" calcext:value-type="float">
            <text:p>2.243915796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699660.75866" calcext:value-type="float">
            <text:p>1442699660.75866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7.8650591373444" calcext:value-type="float">
            <text:p>37.8650591373</text:p>
          </table:table-cell>
          <table:table-cell table:formula="of:=[.C178]/([.D178]-[.D177])" office:value-type="float" office:value="797771.299441839" calcext:value-type="float">
            <text:p>797771.299441839</text:p>
          </table:table-cell>
          <table:table-cell/>
          <table:table-cell office:value-type="float" office:value="1442699663.1803" calcext:value-type="float">
            <text:p>1442699663.1803</text:p>
          </table:table-cell>
          <table:table-cell table:formula="of:=[.G178]-[.B178]" office:value-type="float" office:value="2.42164421081543" calcext:value-type="float">
            <text:p>2.421644210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699660.84096" calcext:value-type="float">
            <text:p>1442699660.84096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7.9473676681519" calcext:value-type="float">
            <text:p>37.9473676682</text:p>
          </table:table-cell>
          <table:table-cell table:formula="of:=[.C179]/([.D179]-[.D178])" office:value-type="float" office:value="797390.007525483" calcext:value-type="float">
            <text:p>797390.007525483</text:p>
          </table:table-cell>
          <table:table-cell/>
          <table:table-cell office:value-type="float" office:value="1442699663.48666" calcext:value-type="float">
            <text:p>1442699663.48666</text:p>
          </table:table-cell>
          <table:table-cell table:formula="of:=[.G179]-[.B179]" office:value-type="float" office:value="2.6456995010376" calcext:value-type="float">
            <text:p>2.64569950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699660.92326" calcext:value-type="float">
            <text:p>1442699660.92326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8.0296592712402" calcext:value-type="float">
            <text:p>38.0296592712</text:p>
          </table:table-cell>
          <table:table-cell table:formula="of:=[.C180]/([.D180]-[.D179])" office:value-type="float" office:value="797554.033909305" calcext:value-type="float">
            <text:p>797554.033909305</text:p>
          </table:table-cell>
          <table:table-cell/>
          <table:table-cell office:value-type="float" office:value="1442699663.55966" calcext:value-type="float">
            <text:p>1442699663.55966</text:p>
          </table:table-cell>
          <table:table-cell table:formula="of:=[.G180]-[.B180]" office:value-type="float" office:value="2.63639998435974" calcext:value-type="float">
            <text:p>2.636399984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699661.00564" calcext:value-type="float">
            <text:p>1442699661.00564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8.1120448112488" calcext:value-type="float">
            <text:p>38.1120448112</text:p>
          </table:table-cell>
          <table:table-cell table:formula="of:=[.C181]/([.D181]-[.D180])" office:value-type="float" office:value="796644.653821444" calcext:value-type="float">
            <text:p>796644.653821444</text:p>
          </table:table-cell>
          <table:table-cell/>
          <table:table-cell office:value-type="float" office:value="1442699663.68751" calcext:value-type="float">
            <text:p>1442699663.68751</text:p>
          </table:table-cell>
          <table:table-cell table:formula="of:=[.G181]-[.B181]" office:value-type="float" office:value="2.68187117576599" calcext:value-type="float">
            <text:p>2.681871175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699661.0841" calcext:value-type="float">
            <text:p>1442699661.0841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8.1904995441437" calcext:value-type="float">
            <text:p>38.1904995441</text:p>
          </table:table-cell>
          <table:table-cell table:formula="of:=[.C182]/([.D182]-[.D181])" office:value-type="float" office:value="836558.83562722" calcext:value-type="float">
            <text:p>836558.83562722</text:p>
          </table:table-cell>
          <table:table-cell/>
          <table:table-cell office:value-type="float" office:value="1442699663.75745" calcext:value-type="float">
            <text:p>1442699663.75745</text:p>
          </table:table-cell>
          <table:table-cell table:formula="of:=[.G182]-[.B182]" office:value-type="float" office:value="2.67335081100464" calcext:value-type="float">
            <text:p>2.67335081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699661.16254" calcext:value-type="float">
            <text:p>1442699661.16254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8.2689428329468" calcext:value-type="float">
            <text:p>38.2689428329</text:p>
          </table:table-cell>
          <table:table-cell table:formula="of:=[.C183]/([.D183]-[.D182])" office:value-type="float" office:value="836680.881199945" calcext:value-type="float">
            <text:p>836680.881199945</text:p>
          </table:table-cell>
          <table:table-cell/>
          <table:table-cell office:value-type="float" office:value="1442699663.83629" calcext:value-type="float">
            <text:p>1442699663.83629</text:p>
          </table:table-cell>
          <table:table-cell table:formula="of:=[.G183]-[.B183]" office:value-type="float" office:value="2.67375445365906" calcext:value-type="float">
            <text:p>2.673754453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699661.24095" calcext:value-type="float">
            <text:p>1442699661.24095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8.3473539352417" calcext:value-type="float">
            <text:p>38.3473539352</text:p>
          </table:table-cell>
          <table:table-cell table:formula="of:=[.C184]/([.D184]-[.D183])" office:value-type="float" office:value="837024.325370956" calcext:value-type="float">
            <text:p>837024.325370956</text:p>
          </table:table-cell>
          <table:table-cell/>
          <table:table-cell office:value-type="float" office:value="1442699663.88843" calcext:value-type="float">
            <text:p>1442699663.88843</text:p>
          </table:table-cell>
          <table:table-cell table:formula="of:=[.G184]-[.B184]" office:value-type="float" office:value="2.64747476577759" calcext:value-type="float">
            <text:p>2.647474765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699661.31942" calcext:value-type="float">
            <text:p>1442699661.31942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8.4258193969727" calcext:value-type="float">
            <text:p>38.425819397</text:p>
          </table:table-cell>
          <table:table-cell table:formula="of:=[.C185]/([.D185]-[.D184])" office:value-type="float" office:value="836444.450235181" calcext:value-type="float">
            <text:p>836444.450235181</text:p>
          </table:table-cell>
          <table:table-cell/>
          <table:table-cell office:value-type="float" office:value="1442699663.95847" calcext:value-type="float">
            <text:p>1442699663.95847</text:p>
          </table:table-cell>
          <table:table-cell table:formula="of:=[.G185]-[.B185]" office:value-type="float" office:value="2.63905310630798" calcext:value-type="float">
            <text:p>2.639053106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699661.39784" calcext:value-type="float">
            <text:p>1442699661.39784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8.5042452812195" calcext:value-type="float">
            <text:p>38.5042452812</text:p>
          </table:table-cell>
          <table:table-cell table:formula="of:=[.C186]/([.D186]-[.D185])" office:value-type="float" office:value="836866.560451387" calcext:value-type="float">
            <text:p>836866.560451387</text:p>
          </table:table-cell>
          <table:table-cell/>
          <table:table-cell office:value-type="float" office:value="1442699664.03738" calcext:value-type="float">
            <text:p>1442699664.03738</text:p>
          </table:table-cell>
          <table:table-cell table:formula="of:=[.G186]-[.B186]" office:value-type="float" office:value="2.63953304290771" calcext:value-type="float">
            <text:p>2.639533042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699661.47627" calcext:value-type="float">
            <text:p>1442699661.47627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8.5826723575592" calcext:value-type="float">
            <text:p>38.5826723576</text:p>
          </table:table-cell>
          <table:table-cell table:formula="of:=[.C187]/([.D187]-[.D186])" office:value-type="float" office:value="836853.840065421" calcext:value-type="float">
            <text:p>836853.840065421</text:p>
          </table:table-cell>
          <table:table-cell/>
          <table:table-cell office:value-type="float" office:value="1442699664.08935" calcext:value-type="float">
            <text:p>1442699664.08935</text:p>
          </table:table-cell>
          <table:table-cell table:formula="of:=[.G187]-[.B187]" office:value-type="float" office:value="2.61308073997498" calcext:value-type="float">
            <text:p>2.6130807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699661.55365" calcext:value-type="float">
            <text:p>1442699661.55365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8.6600532531738" calcext:value-type="float">
            <text:p>38.6600532532</text:p>
          </table:table-cell>
          <table:table-cell table:formula="of:=[.C188]/([.D188]-[.D187])" office:value-type="float" office:value="848168.006827726" calcext:value-type="float">
            <text:p>848168.006827726</text:p>
          </table:table-cell>
          <table:table-cell/>
          <table:table-cell office:value-type="float" office:value="1442699664.1899" calcext:value-type="float">
            <text:p>1442699664.1899</text:p>
          </table:table-cell>
          <table:table-cell table:formula="of:=[.G188]-[.B188]" office:value-type="float" office:value="2.63625431060791" calcext:value-type="float">
            <text:p>2.636254310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699661.63211" calcext:value-type="float">
            <text:p>1442699661.63211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8.7385129928589" calcext:value-type="float">
            <text:p>38.7385129929</text:p>
          </table:table-cell>
          <table:table-cell table:formula="of:=[.C189]/([.D189]-[.D188])" office:value-type="float" office:value="836505.451884625" calcext:value-type="float">
            <text:p>836505.451884625</text:p>
          </table:table-cell>
          <table:table-cell/>
          <table:table-cell office:value-type="float" office:value="1442699664.24637" calcext:value-type="float">
            <text:p>1442699664.24637</text:p>
          </table:table-cell>
          <table:table-cell table:formula="of:=[.G189]-[.B189]" office:value-type="float" office:value="2.61425757408142" calcext:value-type="float">
            <text:p>2.614257574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699661.71054" calcext:value-type="float">
            <text:p>1442699661.71054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8.8169391155243" calcext:value-type="float">
            <text:p>38.8169391155</text:p>
          </table:table-cell>
          <table:table-cell table:formula="of:=[.C190]/([.D190]-[.D189])" office:value-type="float" office:value="836864.016343257" calcext:value-type="float">
            <text:p>836864.016343257</text:p>
          </table:table-cell>
          <table:table-cell/>
          <table:table-cell office:value-type="float" office:value="1442699664.33858" calcext:value-type="float">
            <text:p>1442699664.33858</text:p>
          </table:table-cell>
          <table:table-cell table:formula="of:=[.G190]-[.B190]" office:value-type="float" office:value="2.62803912162781" calcext:value-type="float">
            <text:p>2.628039121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699661.78899" calcext:value-type="float">
            <text:p>1442699661.78899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8.8953945636749" calcext:value-type="float">
            <text:p>38.8953945637</text:p>
          </table:table-cell>
          <table:table-cell table:formula="of:=[.C191]/([.D191]-[.D190])" office:value-type="float" office:value="836551.20896112" calcext:value-type="float">
            <text:p>836551.20896112</text:p>
          </table:table-cell>
          <table:table-cell/>
          <table:table-cell office:value-type="float" office:value="1442699664.43902" calcext:value-type="float">
            <text:p>1442699664.43902</text:p>
          </table:table-cell>
          <table:table-cell table:formula="of:=[.G191]-[.B191]" office:value-type="float" office:value="2.65003275871277" calcext:value-type="float">
            <text:p>2.650032758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699661.86745" calcext:value-type="float">
            <text:p>1442699661.86745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8.9738576412201" calcext:value-type="float">
            <text:p>38.9738576412</text:p>
          </table:table-cell>
          <table:table-cell table:formula="of:=[.C192]/([.D192]-[.D191])" office:value-type="float" office:value="836469.866507849" calcext:value-type="float">
            <text:p>836469.866507849</text:p>
          </table:table-cell>
          <table:table-cell/>
          <table:table-cell office:value-type="float" office:value="1442699664.49148" calcext:value-type="float">
            <text:p>1442699664.49148</text:p>
          </table:table-cell>
          <table:table-cell table:formula="of:=[.G192]-[.B192]" office:value-type="float" office:value="2.62402296066284" calcext:value-type="float">
            <text:p>2.624022960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699661.94588" calcext:value-type="float">
            <text:p>1442699661.94588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9.052282333374" calcext:value-type="float">
            <text:p>39.0522823334</text:p>
          </table:table-cell>
          <table:table-cell table:formula="of:=[.C193]/([.D193]-[.D192])" office:value-type="float" office:value="836879.281224064" calcext:value-type="float">
            <text:p>836879.281224064</text:p>
          </table:table-cell>
          <table:table-cell/>
          <table:table-cell office:value-type="float" office:value="1442699664.59194" calcext:value-type="float">
            <text:p>1442699664.59194</text:p>
          </table:table-cell>
          <table:table-cell table:formula="of:=[.G193]-[.B193]" office:value-type="float" office:value="2.64606213569641" calcext:value-type="float">
            <text:p>2.646062135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699662.02027" calcext:value-type="float">
            <text:p>1442699662.02027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9.1266708374023" calcext:value-type="float">
            <text:p>39.1266708374</text:p>
          </table:table-cell>
          <table:table-cell table:formula="of:=[.C194]/([.D194]-[.D193])" office:value-type="float" office:value="882286.864849619" calcext:value-type="float">
            <text:p>882286.864849619</text:p>
          </table:table-cell>
          <table:table-cell/>
          <table:table-cell office:value-type="float" office:value="1442699664.64005" calcext:value-type="float">
            <text:p>1442699664.64005</text:p>
          </table:table-cell>
          <table:table-cell table:formula="of:=[.G194]-[.B194]" office:value-type="float" office:value="2.61978149414062" calcext:value-type="float">
            <text:p>2.619781494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699662.08451" calcext:value-type="float">
            <text:p>1442699662.08451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9.1909170150757" calcext:value-type="float">
            <text:p>39.1909170151</text:p>
          </table:table-cell>
          <table:table-cell table:formula="of:=[.C195]/([.D195]-[.D194])" office:value-type="float" office:value="1021570.50235278" calcext:value-type="float">
            <text:p>1021570.50235278</text:p>
          </table:table-cell>
          <table:table-cell/>
          <table:table-cell office:value-type="float" office:value="1442699664.72724" calcext:value-type="float">
            <text:p>1442699664.72724</text:p>
          </table:table-cell>
          <table:table-cell table:formula="of:=[.G195]-[.B195]" office:value-type="float" office:value="2.64272212982178" calcext:value-type="float">
            <text:p>2.642722129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699662.14883" calcext:value-type="float">
            <text:p>1442699662.14883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9.2552301883698" calcext:value-type="float">
            <text:p>39.2552301884</text:p>
          </table:table-cell>
          <table:table-cell table:formula="of:=[.C196]/([.D196]-[.D195])" office:value-type="float" office:value="1020506.32301881" calcext:value-type="float">
            <text:p>1020506.32301881</text:p>
          </table:table-cell>
          <table:table-cell/>
          <table:table-cell office:value-type="float" office:value="1442699664.82768" calcext:value-type="float">
            <text:p>1442699664.82768</text:p>
          </table:table-cell>
          <table:table-cell table:formula="of:=[.G196]-[.B196]" office:value-type="float" office:value="2.67885041236877" calcext:value-type="float">
            <text:p>2.678850412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699662.21313" calcext:value-type="float">
            <text:p>1442699662.21313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9.3195366859436" calcext:value-type="float">
            <text:p>39.3195366859</text:p>
          </table:table-cell>
          <table:table-cell table:formula="of:=[.C197]/([.D197]-[.D196])" office:value-type="float" office:value="1020612.26277524" calcext:value-type="float">
            <text:p>1020612.26277524</text:p>
          </table:table-cell>
          <table:table-cell/>
          <table:table-cell office:value-type="float" office:value="1442699664.9163" calcext:value-type="float">
            <text:p>1442699664.9163</text:p>
          </table:table-cell>
          <table:table-cell table:formula="of:=[.G197]-[.B197]" office:value-type="float" office:value="2.7031626701355" calcext:value-type="float">
            <text:p>2.703162670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699662.27744" calcext:value-type="float">
            <text:p>1442699662.27744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9.383843421936" calcext:value-type="float">
            <text:p>39.3838434219</text:p>
          </table:table-cell>
          <table:table-cell table:formula="of:=[.C198]/([.D198]-[.D197])" office:value-type="float" office:value="1020608.47883376" calcext:value-type="float">
            <text:p>1020608.47883376</text:p>
          </table:table-cell>
          <table:table-cell/>
          <table:table-cell office:value-type="float" office:value="1442699664.99722" calcext:value-type="float">
            <text:p>1442699664.99722</text:p>
          </table:table-cell>
          <table:table-cell table:formula="of:=[.G198]-[.B198]" office:value-type="float" office:value="2.71978449821472" calcext:value-type="float">
            <text:p>2.719784498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699662.34174" calcext:value-type="float">
            <text:p>1442699662.34174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9.4481472969055" calcext:value-type="float">
            <text:p>39.4481472969</text:p>
          </table:table-cell>
          <table:table-cell table:formula="of:=[.C199]/([.D199]-[.D198])" office:value-type="float" office:value="1020653.88798339" calcext:value-type="float">
            <text:p>1020653.88798339</text:p>
          </table:table-cell>
          <table:table-cell/>
          <table:table-cell office:value-type="float" office:value="1442699665.02856" calcext:value-type="float">
            <text:p>1442699665.02856</text:p>
          </table:table-cell>
          <table:table-cell table:formula="of:=[.G199]-[.B199]" office:value-type="float" office:value="2.68681120872498" calcext:value-type="float">
            <text:p>2.686811208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699662.40611" calcext:value-type="float">
            <text:p>1442699662.40611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9.512508392334" calcext:value-type="float">
            <text:p>39.5125083923</text:p>
          </table:table-cell>
          <table:table-cell table:formula="of:=[.C200]/([.D200]-[.D199])" office:value-type="float" office:value="1019746.47204297" calcext:value-type="float">
            <text:p>1019746.47204297</text:p>
          </table:table-cell>
          <table:table-cell/>
          <table:table-cell office:value-type="float" office:value="1442699665.09751" calcext:value-type="float">
            <text:p>1442699665.09751</text:p>
          </table:table-cell>
          <table:table-cell table:formula="of:=[.G200]-[.B200]" office:value-type="float" office:value="2.69140481948853" calcext:value-type="float">
            <text:p>2.691404819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699662.47042" calcext:value-type="float">
            <text:p>1442699662.47042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9.5768258571625" calcext:value-type="float">
            <text:p>39.5768258572</text:p>
          </table:table-cell>
          <table:table-cell table:formula="of:=[.C201]/([.D201]-[.D200])" office:value-type="float" office:value="1020438.23050262" calcext:value-type="float">
            <text:p>1020438.23050262</text:p>
          </table:table-cell>
          <table:table-cell/>
          <table:table-cell office:value-type="float" office:value="1442699665.15132" calcext:value-type="float">
            <text:p>1442699665.15132</text:p>
          </table:table-cell>
          <table:table-cell table:formula="of:=[.G201]-[.B201]" office:value-type="float" office:value="2.6808979511261" calcext:value-type="float">
            <text:p>2.680897951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699662.5347" calcext:value-type="float">
            <text:p>1442699662.5347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9.6411037445068" calcext:value-type="float">
            <text:p>39.6411037445</text:p>
          </table:table-cell>
          <table:table-cell table:formula="of:=[.C202]/([.D202]-[.D201])" office:value-type="float" office:value="1021066.53954548" calcext:value-type="float">
            <text:p>1021066.53954548</text:p>
          </table:table-cell>
          <table:table-cell/>
          <table:table-cell office:value-type="float" office:value="1442699665.22974" calcext:value-type="float">
            <text:p>1442699665.22974</text:p>
          </table:table-cell>
          <table:table-cell table:formula="of:=[.G202]-[.B202]" office:value-type="float" office:value="2.69503569602966" calcext:value-type="float">
            <text:p>2.6950356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699662.59899" calcext:value-type="float">
            <text:p>1442699662.59899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9.705394744873" calcext:value-type="float">
            <text:p>39.7053947449</text:p>
          </table:table-cell>
          <table:table-cell table:formula="of:=[.C203]/([.D203]-[.D202])" office:value-type="float" office:value="1020858.2791705" calcext:value-type="float">
            <text:p>1020858.2791705</text:p>
          </table:table-cell>
          <table:table-cell/>
          <table:table-cell office:value-type="float" office:value="1442699665.29833" calcext:value-type="float">
            <text:p>1442699665.29833</text:p>
          </table:table-cell>
          <table:table-cell table:formula="of:=[.G203]-[.B203]" office:value-type="float" office:value="2.69934296607971" calcext:value-type="float">
            <text:p>2.699342966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699662.66335" calcext:value-type="float">
            <text:p>1442699662.66335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9.7697563171387" calcext:value-type="float">
            <text:p>39.7697563171</text:p>
          </table:table-cell>
          <table:table-cell table:formula="of:=[.C204]/([.D204]-[.D203])" office:value-type="float" office:value="1019738.91702229" calcext:value-type="float">
            <text:p>1019738.91702229</text:p>
          </table:table-cell>
          <table:table-cell/>
          <table:table-cell office:value-type="float" office:value="1442699665.35239" calcext:value-type="float">
            <text:p>1442699665.35239</text:p>
          </table:table-cell>
          <table:table-cell table:formula="of:=[.G204]-[.B204]" office:value-type="float" office:value="2.68903231620789" calcext:value-type="float">
            <text:p>2.689032316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699662.7277" calcext:value-type="float">
            <text:p>1442699662.7277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9.8340983390808" calcext:value-type="float">
            <text:p>39.8340983391</text:p>
          </table:table-cell>
          <table:table-cell table:formula="of:=[.C205]/([.D205]-[.D204])" office:value-type="float" office:value="1020048.76469411" calcext:value-type="float">
            <text:p>1020048.76469411</text:p>
          </table:table-cell>
          <table:table-cell/>
          <table:table-cell office:value-type="float" office:value="1442699665.43068" calcext:value-type="float">
            <text:p>1442699665.43068</text:p>
          </table:table-cell>
          <table:table-cell table:formula="of:=[.G205]-[.B205]" office:value-type="float" office:value="2.70298719406128" calcext:value-type="float">
            <text:p>2.702987194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699662.79201" calcext:value-type="float">
            <text:p>1442699662.79201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9.8984093666077" calcext:value-type="float">
            <text:p>39.8984093666</text:p>
          </table:table-cell>
          <table:table-cell table:formula="of:=[.C206]/([.D206]-[.D205])" office:value-type="float" office:value="1020540.37268481" calcext:value-type="float">
            <text:p>1020540.37268481</text:p>
          </table:table-cell>
          <table:table-cell/>
          <table:table-cell office:value-type="float" office:value="1442699665.49944" calcext:value-type="float">
            <text:p>1442699665.49944</text:p>
          </table:table-cell>
          <table:table-cell table:formula="of:=[.G206]-[.B206]" office:value-type="float" office:value="2.70743465423584" calcext:value-type="float">
            <text:p>2.707434654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699662.8563" calcext:value-type="float">
            <text:p>1442699662.8563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9.9627003669739" calcext:value-type="float">
            <text:p>39.962700367</text:p>
          </table:table-cell>
          <table:table-cell table:formula="of:=[.C207]/([.D207]-[.D206])" office:value-type="float" office:value="1020858.2791705" calcext:value-type="float">
            <text:p>1020858.2791705</text:p>
          </table:table-cell>
          <table:table-cell/>
          <table:table-cell office:value-type="float" office:value="1442699665.53122" calcext:value-type="float">
            <text:p>1442699665.53122</text:p>
          </table:table-cell>
          <table:table-cell table:formula="of:=[.G207]-[.B207]" office:value-type="float" office:value="2.67491984367371" calcext:value-type="float">
            <text:p>2.674919843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699662.92058" calcext:value-type="float">
            <text:p>1442699662.92058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0.0269794464111" calcext:value-type="float">
            <text:p>40.0269794464</text:p>
          </table:table-cell>
          <table:table-cell table:formula="of:=[.C208]/([.D208]-[.D207])" office:value-type="float" office:value="1021047.60327292" calcext:value-type="float">
            <text:p>1021047.6032729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17:00:52.235945623</dc:date>
    <meta:editing-duration>PT3M49S</meta:editing-duration>
    <meta:editing-cycles>1</meta:editing-cycles>
    <meta:document-statistic meta:table-count="1" meta:cell-count="1456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51cm" svg:height="16.688cm" xlink:href=".." xlink:type="simple" chart:class="chart:scatter" chart:style-name="ch1">
        <chart:legend chart:legend-position="end" svg:x="22.584cm" svg:y="8.045cm" style:legend-expansion="high" chart:style-name="ch2"/>
        <chart:plot-area chart:style-name="ch3" table:cell-range-address="'source_2.sender_i.routed_msg_pub.network'.D1:'source_2.sender_i.routed_msg_pub.network'.E208" chart:data-source-has-labels="row" svg:x="0.523cm" svg:y="0.333cm" svg:width="21.538cm" svg:height="16.022cm">
          <chartooo:coordinate-region svg:x="1.885cm" svg:y="0.532cm" svg:width="19.804cm" svg:height="15.1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2.sender_i.routed_msg_pub.network'.E2:'source_2.sender_i.routed_msg_pub.network'.E208" chart:label-cell-address="'source_2.sender_i.routed_msg_pub.network'.E1:'source_2.sender_i.routed_msg_pub.network'.E1" chart:class="chart:scatter">
            <chart:domain table:cell-range-address="'source_2.sender_i.routed_msg_pub.network'.D2:'source_2.sender_i.routed_msg_p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2.sender_i.routed_msg_pub.network'.E1:'source_2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2.sender_i.routed_msg_pub.network'.D2:'source_2.sender_i.routed_msg_pub.network'.D208</svg:desc>
                </draw:g>
              </table:table-cell>
              <table:table-cell office:value-type="float" office:value="0">
                <text:p>0</text:p>
                <draw:g>
                  <svg:desc>'source_2.sender_i.routed_msg_pub.network'.E2:'source_2.sender_i.routed_msg_p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42580986022949">
                <text:p>0.0642580986022949</text:p>
              </table:table-cell>
              <table:table-cell office:value-type="float" office:value="1021380.98430532">
                <text:p>1021380.98430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9992008209229">
                <text:p>0.129992008209229</text:p>
              </table:table-cell>
              <table:table-cell office:value-type="float" office:value="998449.66460168">
                <text:p>998449.66460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6490526199341">
                <text:p>0.196490526199341</text:p>
              </table:table-cell>
              <table:table-cell office:value-type="float" office:value="986969.363885055">
                <text:p>986969.363885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3014078140259">
                <text:p>0.263014078140259</text:p>
              </table:table-cell>
              <table:table-cell office:value-type="float" office:value="986597.950426493">
                <text:p>986597.950426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9522371292114">
                <text:p>0.329522371292114</text:p>
              </table:table-cell>
              <table:table-cell office:value-type="float" office:value="986824.302499319">
                <text:p>986824.302499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5979642868042">
                <text:p>0.395979642868042</text:p>
              </table:table-cell>
              <table:table-cell office:value-type="float" office:value="987581.922092831">
                <text:p>987581.922092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2748765945435">
                <text:p>0.462748765945435</text:p>
              </table:table-cell>
              <table:table-cell office:value-type="float" office:value="982969.327362971">
                <text:p>982969.327362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9215097427368">
                <text:p>0.529215097427368</text:p>
              </table:table-cell>
              <table:table-cell office:value-type="float" office:value="987447.306578664">
                <text:p>987447.306578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5798015594482">
                <text:p>0.595798015594482</text:p>
              </table:table-cell>
              <table:table-cell office:value-type="float" office:value="985718.286412026">
                <text:p>985718.286412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2325859069824">
                <text:p>0.662325859069824</text:p>
              </table:table-cell>
              <table:table-cell office:value-type="float" office:value="986534.307614017">
                <text:p>986534.307614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8768587112427">
                <text:p>0.728768587112427</text:p>
              </table:table-cell>
              <table:table-cell office:value-type="float" office:value="987798.092184254">
                <text:p>987798.092184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5281887054443">
                <text:p>0.795281887054443</text:p>
              </table:table-cell>
              <table:table-cell office:value-type="float" office:value="986750.019277575">
                <text:p>986750.019277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1804962158203">
                <text:p>0.861804962158203</text:p>
              </table:table-cell>
              <table:table-cell office:value-type="float" office:value="986605.022356981">
                <text:p>986605.022356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8277969360352">
                <text:p>0.928277969360352</text:p>
              </table:table-cell>
              <table:table-cell office:value-type="float" office:value="987348.139680353">
                <text:p>987348.139680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4828939437866">
                <text:p>0.994828939437866</text:p>
              </table:table-cell>
              <table:table-cell office:value-type="float" office:value="986191.484865746">
                <text:p>986191.4848657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6139898300171">
                <text:p>1.06139898300171</text:p>
              </table:table-cell>
              <table:table-cell office:value-type="float" office:value="985908.92368963">
                <text:p>985908.92368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2797665596008">
                <text:p>1.12797665596008</text:p>
              </table:table-cell>
              <table:table-cell office:value-type="float" office:value="985795.944550882">
                <text:p>985795.9445508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9451880455017">
                <text:p>1.19451880455017</text:p>
              </table:table-cell>
              <table:table-cell office:value-type="float" office:value="986322.224193652">
                <text:p>986322.224193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6103615760803">
                <text:p>1.26103615760803</text:p>
              </table:table-cell>
              <table:table-cell office:value-type="float" office:value="986689.8934314">
                <text:p>986689.89343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2752871513367">
                <text:p>1.32752871513367</text:p>
              </table:table-cell>
              <table:table-cell office:value-type="float" office:value="987057.836881925">
                <text:p>987057.836881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9406323432922">
                <text:p>1.39406323432922</text:p>
              </table:table-cell>
              <table:table-cell office:value-type="float" office:value="986435.324002207">
                <text:p>986435.324002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6059226989746">
                <text:p>1.46059226989746</text:p>
              </table:table-cell>
              <table:table-cell office:value-type="float" office:value="986516.630512143">
                <text:p>986516.630512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2706813812256">
                <text:p>1.52706813812256</text:p>
              </table:table-cell>
              <table:table-cell office:value-type="float" office:value="987305.645678215">
                <text:p>987305.645678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935697555542">
                <text:p>1.5935697555542</text:p>
              </table:table-cell>
              <table:table-cell office:value-type="float" office:value="986923.364194344">
                <text:p>986923.364194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6006708145142">
                <text:p>1.66006708145142</text:p>
              </table:table-cell>
              <table:table-cell office:value-type="float" office:value="986987.057215589">
                <text:p>986987.0572155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2654795646667">
                <text:p>1.72654795646667</text:p>
              </table:table-cell>
              <table:table-cell office:value-type="float" office:value="987231.289975291">
                <text:p>987231.2899752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9306960105896">
                <text:p>1.79306960105896</text:p>
              </table:table-cell>
              <table:table-cell office:value-type="float" office:value="986626.238756756">
                <text:p>986626.238756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5961771011353">
                <text:p>1.85961771011353</text:p>
              </table:table-cell>
              <table:table-cell office:value-type="float" office:value="986233.883012149">
                <text:p>986233.883012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2610120773315">
                <text:p>1.92610120773315</text:p>
              </table:table-cell>
              <table:table-cell office:value-type="float" office:value="987192.3462195">
                <text:p>987192.3462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9261975288391">
                <text:p>1.99261975288391</text:p>
              </table:table-cell>
              <table:table-cell office:value-type="float" office:value="986672.210753444">
                <text:p>986672.210753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5913162231445">
                <text:p>2.05913162231445</text:p>
              </table:table-cell>
              <table:table-cell office:value-type="float" office:value="986771.241914034">
                <text:p>986771.241914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2462258338928">
                <text:p>2.12462258338928</text:p>
              </table:table-cell>
              <table:table-cell office:value-type="float" office:value="1002153.56322241">
                <text:p>1002153.56322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8813228607178">
                <text:p>2.18813228607178</text:p>
              </table:table-cell>
              <table:table-cell office:value-type="float" office:value="1033416.89895975">
                <text:p>1033416.898959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5167226791382">
                <text:p>2.25167226791382</text:p>
              </table:table-cell>
              <table:table-cell office:value-type="float" office:value="1032924.43745357">
                <text:p>1032924.43745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1522178649902">
                <text:p>2.31522178649902</text:p>
              </table:table-cell>
              <table:table-cell office:value-type="float" office:value="1032769.42864646">
                <text:p>1032769.42864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7870740890503">
                <text:p>2.37870740890503</text:p>
              </table:table-cell>
              <table:table-cell office:value-type="float" office:value="1033808.87691811">
                <text:p>1033808.876918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4221186637878">
                <text:p>2.44221186637878</text:p>
              </table:table-cell>
              <table:table-cell office:value-type="float" office:value="1033502.25497359">
                <text:p>1033502.25497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0578165054321">
                <text:p>2.50578165054321</text:p>
              </table:table-cell>
              <table:table-cell office:value-type="float" office:value="1032440.18935533">
                <text:p>1032440.189355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6927537918091">
                <text:p>2.56927537918091</text:p>
              </table:table-cell>
              <table:table-cell office:value-type="float" office:value="1033676.89074469">
                <text:p>1033676.890744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3274645805359">
                <text:p>2.63274645805359</text:p>
              </table:table-cell>
              <table:table-cell office:value-type="float" office:value="1034045.76014304">
                <text:p>1034045.760143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9623231887817">
                <text:p>2.69623231887817</text:p>
              </table:table-cell>
              <table:table-cell office:value-type="float" office:value="1033804.99449074">
                <text:p>1033804.994490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5975012779236">
                <text:p>2.75975012779236</text:p>
              </table:table-cell>
              <table:table-cell office:value-type="float" office:value="1033285.01284847">
                <text:p>1033285.012848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231725692749">
                <text:p>2.8231725692749</text:p>
              </table:table-cell>
              <table:table-cell office:value-type="float" office:value="1034838.7489634">
                <text:p>1034838.74896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8663864135742">
                <text:p>2.88663864135742</text:p>
              </table:table-cell>
              <table:table-cell office:value-type="float" office:value="1034127.33522668">
                <text:p>1034127.335226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5015478134155">
                <text:p>2.95015478134155</text:p>
              </table:table-cell>
              <table:table-cell office:value-type="float" office:value="1033312.16311945">
                <text:p>1033312.16311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1363492012024">
                <text:p>3.01363492012024</text:p>
              </table:table-cell>
              <table:table-cell office:value-type="float" office:value="1033898.1807966">
                <text:p>1033898.18079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7712149620056">
                <text:p>3.07712149620056</text:p>
              </table:table-cell>
              <table:table-cell office:value-type="float" office:value="1033793.3473836">
                <text:p>1033793.3473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3858699798584">
                <text:p>3.13858699798584</text:p>
              </table:table-cell>
              <table:table-cell office:value-type="float" office:value="1067785.9627548">
                <text:p>1067785.9627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9908356666565">
                <text:p>3.19908356666565</text:p>
              </table:table-cell>
              <table:table-cell office:value-type="float" office:value="1084887.97682676">
                <text:p>1084887.976826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25961327552795">
                <text:p>3.25961327552795</text:p>
              </table:table-cell>
              <table:table-cell office:value-type="float" office:value="1084293.99766819">
                <text:p>1084293.997668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32012963294983">
                <text:p>3.32012963294983</text:p>
              </table:table-cell>
              <table:table-cell office:value-type="float" office:value="1084533.22037317">
                <text:p>1084533.220373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38065934181213">
                <text:p>3.38065934181213</text:p>
              </table:table-cell>
              <table:table-cell office:value-type="float" office:value="1084293.99766819">
                <text:p>1084293.99766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4114804267883">
                <text:p>3.44114804267883</text:p>
              </table:table-cell>
              <table:table-cell office:value-type="float" office:value="1085029.08906302">
                <text:p>1085029.089063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0165629386902">
                <text:p>3.50165629386902</text:p>
              </table:table-cell>
              <table:table-cell office:value-type="float" office:value="1084678.51423618">
                <text:p>1084678.51423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56215715408325">
                <text:p>3.56215715408325</text:p>
              </table:table-cell>
              <table:table-cell office:value-type="float" office:value="1084811.02198543">
                <text:p>1084811.021985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2286353111267">
                <text:p>3.62286353111267</text:p>
              </table:table-cell>
              <table:table-cell office:value-type="float" office:value="1081138.47690489">
                <text:p>1081138.476904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68338894844055">
                <text:p>3.68338894844055</text:p>
              </table:table-cell>
              <table:table-cell office:value-type="float" office:value="1084370.87917057">
                <text:p>1084370.879170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74390625953674">
                <text:p>3.74390625953674</text:p>
              </table:table-cell>
              <table:table-cell office:value-type="float" office:value="1084516.12953654">
                <text:p>1084516.129536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0439186096191">
                <text:p>3.80439186096191</text:p>
              </table:table-cell>
              <table:table-cell office:value-type="float" office:value="1085084.68881137">
                <text:p>1085084.688811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86499953269958">
                <text:p>3.86499953269958</text:p>
              </table:table-cell>
              <table:table-cell office:value-type="float" office:value="1082899.21256299">
                <text:p>1082899.212562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25448179245">
                <text:p>3.925448179245</text:p>
              </table:table-cell>
              <table:table-cell office:value-type="float" office:value="1085748.04815019">
                <text:p>1085748.04815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8595070838928">
                <text:p>3.98595070838928</text:p>
              </table:table-cell>
              <table:table-cell office:value-type="float" office:value="1084781.09805096">
                <text:p>1084781.098050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04649186134338">
                <text:p>4.04649186134338</text:p>
              </table:table-cell>
              <table:table-cell office:value-type="float" office:value="1084089.03361583">
                <text:p>1084089.033615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10697078704834">
                <text:p>4.10697078704834</text:p>
              </table:table-cell>
              <table:table-cell office:value-type="float" office:value="1085204.46147114">
                <text:p>1085204.46147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1895458698273">
                <text:p>17.1895458698273</text:p>
              </table:table-cell>
              <table:table-cell office:value-type="float" office:value="5016.74934672409">
                <text:p>5016.749346724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2722470760345">
                <text:p>17.2722470760345</text:p>
              </table:table-cell>
              <table:table-cell office:value-type="float" office:value="793603.90265053">
                <text:p>793603.90265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3549060821533">
                <text:p>17.3549060821533</text:p>
              </table:table-cell>
              <table:table-cell office:value-type="float" office:value="794009.063037754">
                <text:p>794009.063037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4372832775116">
                <text:p>17.4372832775116</text:p>
              </table:table-cell>
              <table:table-cell office:value-type="float" office:value="796725.352381228">
                <text:p>796725.3523812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519651889801">
                <text:p>17.519651889801</text:p>
              </table:table-cell>
              <table:table-cell office:value-type="float" office:value="796808.373672495">
                <text:p>796808.3736724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6020257472992">
                <text:p>17.6020257472992</text:p>
              </table:table-cell>
              <table:table-cell office:value-type="float" office:value="796757.636383107">
                <text:p>796757.6363831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6843917369843">
                <text:p>17.6843917369843</text:p>
              </table:table-cell>
              <table:table-cell office:value-type="float" office:value="796833.744740468">
                <text:p>796833.7447404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7669355869293">
                <text:p>17.7669355869293</text:p>
              </table:table-cell>
              <table:table-cell office:value-type="float" office:value="795116.77785416">
                <text:p>795116.777854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8493065834045">
                <text:p>17.8493065834045</text:p>
              </table:table-cell>
              <table:table-cell office:value-type="float" office:value="796785.310467193">
                <text:p>796785.3104671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93186378479">
                <text:p>17.93186378479</text:p>
              </table:table-cell>
              <table:table-cell office:value-type="float" office:value="794988.188777544">
                <text:p>794988.1887775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0142209529877">
                <text:p>18.0142209529877</text:p>
              </table:table-cell>
              <table:table-cell office:value-type="float" office:value="796919.09564573">
                <text:p>796919.095645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0965831279755">
                <text:p>18.0965831279755</text:p>
              </table:table-cell>
              <table:table-cell office:value-type="float" office:value="796870.650996376">
                <text:p>796870.6509963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1751439571381">
                <text:p>18.1751439571381</text:p>
              </table:table-cell>
              <table:table-cell office:value-type="float" office:value="835429.064326208">
                <text:p>835429.064326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2536151409149">
                <text:p>18.2536151409149</text:p>
              </table:table-cell>
              <table:table-cell office:value-type="float" office:value="836383.457482105">
                <text:p>836383.457482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3320553302765">
                <text:p>18.3320553302765</text:p>
              </table:table-cell>
              <table:table-cell office:value-type="float" office:value="836713.941337743">
                <text:p>836713.9413377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4105577468872">
                <text:p>18.4105577468872</text:p>
              </table:table-cell>
              <table:table-cell office:value-type="float" office:value="836050.695425845">
                <text:p>836050.6954258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4890649318695">
                <text:p>18.4890649318695</text:p>
              </table:table-cell>
              <table:table-cell office:value-type="float" office:value="835999.915355485">
                <text:p>835999.9153554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5675024986267">
                <text:p>18.5675024986267</text:p>
              </table:table-cell>
              <table:table-cell office:value-type="float" office:value="836741.917341204">
                <text:p>836741.917341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6450228691101">
                <text:p>18.6450228691101</text:p>
              </table:table-cell>
              <table:table-cell office:value-type="float" office:value="846641.980562459">
                <text:p>846641.9805624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7236504554749">
                <text:p>18.7236504554749</text:p>
              </table:table-cell>
              <table:table-cell office:value-type="float" office:value="834719.759748687">
                <text:p>834719.7597486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8020672798157">
                <text:p>18.8020672798157</text:p>
              </table:table-cell>
              <table:table-cell office:value-type="float" office:value="836963.248023739">
                <text:p>836963.2480237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8805246353149">
                <text:p>18.8805246353149</text:p>
              </table:table-cell>
              <table:table-cell office:value-type="float" office:value="836530.871864687">
                <text:p>836530.8718646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9590921401978">
                <text:p>18.9590921401978</text:p>
              </table:table-cell>
              <table:table-cell office:value-type="float" office:value="835358.079627112">
                <text:p>835358.079627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037632226944">
                <text:p>19.037632226944</text:p>
              </table:table-cell>
              <table:table-cell office:value-type="float" office:value="835649.700923742">
                <text:p>835649.700923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1140809059143">
                <text:p>19.1140809059143</text:p>
              </table:table-cell>
              <table:table-cell office:value-type="float" office:value="858510.58362259">
                <text:p>858510.583622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1784863471985">
                <text:p>19.1784863471985</text:p>
              </table:table-cell>
              <table:table-cell office:value-type="float" office:value="1019044.33369858">
                <text:p>1019044.33369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242856502533">
                <text:p>19.242856502533</text:p>
              </table:table-cell>
              <table:table-cell office:value-type="float" office:value="1019602.94579018">
                <text:p>1019602.945790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3072369098663">
                <text:p>19.3072369098663</text:p>
              </table:table-cell>
              <table:table-cell office:value-type="float" office:value="1019440.58322193">
                <text:p>1019440.58322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3715832233429">
                <text:p>19.3715832233429</text:p>
              </table:table-cell>
              <table:table-cell office:value-type="float" office:value="1019980.73322267">
                <text:p>1019980.733222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4359402656555">
                <text:p>19.4359402656555</text:p>
              </table:table-cell>
              <table:table-cell office:value-type="float" office:value="1019810.69423894">
                <text:p>1019810.694238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5003523826599">
                <text:p>19.5003523826599</text:p>
              </table:table-cell>
              <table:table-cell office:value-type="float" office:value="1018938.71917798">
                <text:p>1018938.719177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5648019313812">
                <text:p>19.5648019313812</text:p>
              </table:table-cell>
              <table:table-cell office:value-type="float" office:value="1018346.92875507">
                <text:p>1018346.928755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291477680206">
                <text:p>19.6291477680206</text:p>
              </table:table-cell>
              <table:table-cell office:value-type="float" office:value="1019988.29182692">
                <text:p>1019988.291826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935162544251">
                <text:p>19.6935162544251</text:p>
              </table:table-cell>
              <table:table-cell office:value-type="float" office:value="1019629.38180094">
                <text:p>1019629.381800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7579112052917">
                <text:p>19.7579112052917</text:p>
              </table:table-cell>
              <table:table-cell office:value-type="float" office:value="1019210.34361625">
                <text:p>1019210.34361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8222563266754">
                <text:p>19.8222563266754</text:p>
              </table:table-cell>
              <table:table-cell office:value-type="float" office:value="1019999.62994335">
                <text:p>1019999.629943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886608839035">
                <text:p>19.886608839035</text:p>
              </table:table-cell>
              <table:table-cell office:value-type="float" office:value="1019882.48156079">
                <text:p>1019882.481560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9509682655334">
                <text:p>19.9509682655334</text:p>
              </table:table-cell>
              <table:table-cell office:value-type="float" office:value="1019772.91549698">
                <text:p>1019772.915496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0155804157257">
                <text:p>20.0155804157257</text:p>
              </table:table-cell>
              <table:table-cell office:value-type="float" office:value="1015784.17998325">
                <text:p>1015784.179983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0799443721771">
                <text:p>20.0799443721771</text:p>
              </table:table-cell>
              <table:table-cell office:value-type="float" office:value="1019701.14359799">
                <text:p>1019701.143597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1454231739044">
                <text:p>20.1454231739044</text:p>
              </table:table-cell>
              <table:table-cell office:value-type="float" office:value="1002339.66212979">
                <text:p>1002339.662129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2120339870453">
                <text:p>20.2120339870453</text:p>
              </table:table-cell>
              <table:table-cell office:value-type="float" office:value="985305.491785558">
                <text:p>985305.4917855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278507232666">
                <text:p>20.278507232666</text:p>
              </table:table-cell>
              <table:table-cell office:value-type="float" office:value="987344.598373797">
                <text:p>987344.5983737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3450171947479">
                <text:p>20.3450171947479</text:p>
              </table:table-cell>
              <table:table-cell office:value-type="float" office:value="986799.540182748">
                <text:p>986799.5401827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4115133285522">
                <text:p>20.4115133285522</text:p>
              </table:table-cell>
              <table:table-cell office:value-type="float" office:value="987004.751180509">
                <text:p>987004.7511805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4779918193817">
                <text:p>20.4779918193817</text:p>
              </table:table-cell>
              <table:table-cell office:value-type="float" office:value="987266.696056034">
                <text:p>987266.6960560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5445301532745">
                <text:p>20.5445301532745</text:p>
              </table:table-cell>
              <table:table-cell office:value-type="float" office:value="986378.770855877">
                <text:p>986378.7708558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6110947132111">
                <text:p>20.6110947132111</text:p>
              </table:table-cell>
              <table:table-cell office:value-type="float" office:value="985990.143442506">
                <text:p>985990.1434425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6775894165039">
                <text:p>20.6775894165039</text:p>
              </table:table-cell>
              <table:table-cell office:value-type="float" office:value="987025.984775851">
                <text:p>987025.9847758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7441070079803">
                <text:p>20.7441070079803</text:p>
              </table:table-cell>
              <table:table-cell office:value-type="float" office:value="986686.356845105">
                <text:p>986686.3568451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810587644577">
                <text:p>20.810587644577</text:p>
              </table:table-cell>
              <table:table-cell office:value-type="float" office:value="987234.830469086">
                <text:p>987234.8304690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877069234848">
                <text:p>20.877069234848</text:p>
              </table:table-cell>
              <table:table-cell office:value-type="float" office:value="987220.668646268">
                <text:p>987220.6686462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.9435157775879">
                <text:p>20.9435157775879</text:p>
              </table:table-cell>
              <table:table-cell office:value-type="float" office:value="987741.382677245">
                <text:p>987741.382677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.0099747180939">
                <text:p>21.0099747180939</text:p>
              </table:table-cell>
              <table:table-cell office:value-type="float" office:value="987557.121740347">
                <text:p>987557.1217403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0764882564545">
                <text:p>21.0764882564545</text:p>
              </table:table-cell>
              <table:table-cell office:value-type="float" office:value="986746.48226025">
                <text:p>986746.482260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.1429920196533">
                <text:p>21.1429920196533</text:p>
              </table:table-cell>
              <table:table-cell office:value-type="float" office:value="986891.520766338">
                <text:p>986891.5207663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.2095594406128">
                <text:p>21.2095594406128</text:p>
              </table:table-cell>
              <table:table-cell office:value-type="float" office:value="985947.766249767">
                <text:p>985947.7662497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.2760467529297">
                <text:p>21.2760467529297</text:p>
              </table:table-cell>
              <table:table-cell office:value-type="float" office:value="987135.706240946">
                <text:p>987135.7062409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.3425216674805">
                <text:p>21.3425216674805</text:p>
              </table:table-cell>
              <table:table-cell office:value-type="float" office:value="987319.809939171">
                <text:p>987319.8099391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.4089574813843">
                <text:p>21.4089574813843</text:p>
              </table:table-cell>
              <table:table-cell office:value-type="float" office:value="987900.894764796">
                <text:p>987900.8947647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4754137992859">
                <text:p>21.4754137992859</text:p>
              </table:table-cell>
              <table:table-cell office:value-type="float" office:value="987596.094282086">
                <text:p>987596.0942820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.5419118404388">
                <text:p>21.5419118404388</text:p>
              </table:table-cell>
              <table:table-cell office:value-type="float" office:value="986976.441141144">
                <text:p>986976.4411411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6084539890289">
                <text:p>21.6084539890289</text:p>
              </table:table-cell>
              <table:table-cell office:value-type="float" office:value="986322.224193652">
                <text:p>986322.2241936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.674905538559">
                <text:p>21.674905538559</text:p>
              </table:table-cell>
              <table:table-cell office:value-type="float" office:value="987666.96133009">
                <text:p>987666.961330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7414062023163">
                <text:p>21.7414062023163</text:p>
              </table:table-cell>
              <table:table-cell office:value-type="float" office:value="986937.517488635">
                <text:p>986937.5174886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8078625202179">
                <text:p>21.8078625202179</text:p>
              </table:table-cell>
              <table:table-cell office:value-type="float" office:value="987596.094282086">
                <text:p>987596.0942820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87433552742">
                <text:p>21.87433552742</text:p>
              </table:table-cell>
              <table:table-cell office:value-type="float" office:value="987348.139680353">
                <text:p>987348.1396803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9407796859741">
                <text:p>21.9407796859741</text:p>
              </table:table-cell>
              <table:table-cell office:value-type="float" office:value="987776.825356045">
                <text:p>987776.8253560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.007244348526">
                <text:p>22.007244348526</text:p>
              </table:table-cell>
              <table:table-cell office:value-type="float" office:value="987472.101415847">
                <text:p>987472.1014158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.0737798213959">
                <text:p>22.0737798213959</text:p>
              </table:table-cell>
              <table:table-cell office:value-type="float" office:value="986421.185107679">
                <text:p>986421.1851076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1382496356964">
                <text:p>22.1382496356964</text:p>
              </table:table-cell>
              <table:table-cell office:value-type="float" office:value="1018026.8194049">
                <text:p>1018026.81940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2017405033112">
                <text:p>22.2017405033112</text:p>
              </table:table-cell>
              <table:table-cell office:value-type="float" office:value="1033723.4702516">
                <text:p>1033723.47025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2651710510254">
                <text:p>22.2651710510254</text:p>
              </table:table-cell>
              <table:table-cell office:value-type="float" office:value="1034706.4997087">
                <text:p>1034706.49970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3286550045013">
                <text:p>22.3286550045013</text:p>
              </table:table-cell>
              <table:table-cell office:value-type="float" office:value="1033836.0547262">
                <text:p>1033836.05472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3921041488647">
                <text:p>22.3921041488647</text:p>
              </table:table-cell>
              <table:table-cell office:value-type="float" office:value="1034403.23204509">
                <text:p>1034403.232045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4556224346161">
                <text:p>22.4556224346161</text:p>
              </table:table-cell>
              <table:table-cell office:value-type="float" office:value="1033277.25589025">
                <text:p>1033277.255890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5190796852112">
                <text:p>22.5190796852112</text:p>
              </table:table-cell>
              <table:table-cell office:value-type="float" office:value="1034271.09407535">
                <text:p>1034271.094075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5825254917145">
                <text:p>22.5825254917145</text:p>
              </table:table-cell>
              <table:table-cell office:value-type="float" office:value="1034457.65161155">
                <text:p>1034457.651611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.6459736824036">
                <text:p>22.6459736824036</text:p>
              </table:table-cell>
              <table:table-cell office:value-type="float" office:value="1034418.77990839">
                <text:p>1034418.779908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.7094485759735">
                <text:p>22.7094485759735</text:p>
              </table:table-cell>
              <table:table-cell office:value-type="float" office:value="1033983.61633607">
                <text:p>1033983.616336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.7729027271271">
                <text:p>22.7729027271271</text:p>
              </table:table-cell>
              <table:table-cell office:value-type="float" office:value="1034321.61343022">
                <text:p>1034321.613430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.8363215923309">
                <text:p>22.8363215923309</text:p>
              </table:table-cell>
              <table:table-cell office:value-type="float" office:value="1034897.10497071">
                <text:p>1034897.104970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.8998074531555">
                <text:p>22.8998074531555</text:p>
              </table:table-cell>
              <table:table-cell office:value-type="float" office:value="1033804.99449074">
                <text:p>1033804.994490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.9632675647736">
                <text:p>22.9632675647736</text:p>
              </table:table-cell>
              <table:table-cell office:value-type="float" office:value="1034224.4652047">
                <text:p>1034224.46520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.0267894268036">
                <text:p>23.0267894268036</text:p>
              </table:table-cell>
              <table:table-cell office:value-type="float" office:value="1033219.08241564">
                <text:p>1033219.082415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.090226650238">
                <text:p>23.090226650238</text:p>
              </table:table-cell>
              <table:table-cell office:value-type="float" office:value="1034597.61393592">
                <text:p>1034597.613935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.1516916751862">
                <text:p>23.1516916751862</text:p>
              </table:table-cell>
              <table:table-cell office:value-type="float" office:value="1067794.24649054">
                <text:p>1067794.246490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.2122430801392">
                <text:p>23.2122430801392</text:p>
              </table:table-cell>
              <table:table-cell office:value-type="float" office:value="1083905.48577594">
                <text:p>1083905.485775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.2728018760681">
                <text:p>23.2728018760681</text:p>
              </table:table-cell>
              <table:table-cell office:value-type="float" office:value="1083773.19914016">
                <text:p>1083773.199140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.3332707881927">
                <text:p>23.3332707881927</text:p>
              </table:table-cell>
              <table:table-cell office:value-type="float" office:value="1085384.17004633">
                <text:p>1085384.170046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.3937358856201">
                <text:p>23.3937358856201</text:p>
              </table:table-cell>
              <table:table-cell office:value-type="float" office:value="1085452.64611272">
                <text:p>1085452.646112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.4542257785797">
                <text:p>23.4542257785797</text:p>
              </table:table-cell>
              <table:table-cell office:value-type="float" office:value="1085007.70606157">
                <text:p>1085007.70606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.5147202014923">
                <text:p>23.5147202014923</text:p>
              </table:table-cell>
              <table:table-cell office:value-type="float" office:value="1084926.45834187">
                <text:p>1084926.458341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.5752055644989">
                <text:p>23.5752055644989</text:p>
              </table:table-cell>
              <table:table-cell office:value-type="float" office:value="1085088.96595111">
                <text:p>1085088.965951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.6357047557831">
                <text:p>23.6357047557831</text:p>
              </table:table-cell>
              <table:table-cell office:value-type="float" office:value="1084840.94757086">
                <text:p>1084840.947570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.6961913108826">
                <text:p>23.6961913108826</text:p>
              </table:table-cell>
              <table:table-cell office:value-type="float" office:value="1085067.5805896">
                <text:p>1085067.58058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.7566747665405">
                <text:p>23.7566747665405</text:p>
              </table:table-cell>
              <table:table-cell office:value-type="float" office:value="1085123.18428293">
                <text:p>1085123.184282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.8171710968018">
                <text:p>23.8171710968018</text:p>
              </table:table-cell>
              <table:table-cell office:value-type="float" office:value="1084892.25241586">
                <text:p>1084892.252415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.8775660991669">
                <text:p>23.8775660991669</text:p>
              </table:table-cell>
              <table:table-cell office:value-type="float" office:value="1086712.43364191">
                <text:p>1086712.43364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.9379229545593">
                <text:p>23.9379229545593</text:p>
              </table:table-cell>
              <table:table-cell office:value-type="float" office:value="1087399.26182773">
                <text:p>1087399.261827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.9983735084534">
                <text:p>23.9983735084534</text:p>
              </table:table-cell>
              <table:table-cell office:value-type="float" office:value="1085713.79039866">
                <text:p>1085713.790398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.0588080883026">
                <text:p>24.0588080883026</text:p>
              </table:table-cell>
              <table:table-cell office:value-type="float" office:value="1086000.76584833">
                <text:p>1086000.765848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.1242697238922">
                <text:p>37.1242697238922</text:p>
              </table:table-cell>
              <table:table-cell office:value-type="float" office:value="5023.32040233634">
                <text:p>5023.320402336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.2065773010254">
                <text:p>37.2065773010254</text:p>
              </table:table-cell>
              <table:table-cell office:value-type="float" office:value="797399.246655061">
                <text:p>797399.2466550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.2888565063477">
                <text:p>37.2888565063477</text:p>
              </table:table-cell>
              <table:table-cell office:value-type="float" office:value="797674.208725486">
                <text:p>797674.2087254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.3711678981781">
                <text:p>37.3711678981781</text:p>
              </table:table-cell>
              <table:table-cell office:value-type="float" office:value="797362.291421305">
                <text:p>797362.2914213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4535381793976">
                <text:p>37.4535381793976</text:p>
              </table:table-cell>
              <table:table-cell office:value-type="float" office:value="796792.229288596">
                <text:p>796792.2292885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5358307361603">
                <text:p>37.5358307361603</text:p>
              </table:table-cell>
              <table:table-cell office:value-type="float" office:value="797544.791192491">
                <text:p>797544.7911924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6181633472443">
                <text:p>37.6181633472443</text:p>
              </table:table-cell>
              <table:table-cell office:value-type="float" office:value="797156.790436918">
                <text:p>797156.7904369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7004964351654">
                <text:p>37.7004964351654</text:p>
              </table:table-cell>
              <table:table-cell office:value-type="float" office:value="797152.173654186">
                <text:p>797152.1736541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.7827899456024">
                <text:p>37.7827899456024</text:p>
              </table:table-cell>
              <table:table-cell office:value-type="float" office:value="797535.548689898">
                <text:p>797535.5486898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.8650591373444">
                <text:p>37.8650591373444</text:p>
              </table:table-cell>
              <table:table-cell office:value-type="float" office:value="797771.299441839">
                <text:p>797771.2994418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.9473676681519">
                <text:p>37.9473676681519</text:p>
              </table:table-cell>
              <table:table-cell office:value-type="float" office:value="797390.007525483">
                <text:p>797390.0075254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0296592712402">
                <text:p>38.0296592712402</text:p>
              </table:table-cell>
              <table:table-cell office:value-type="float" office:value="797554.033909305">
                <text:p>797554.0339093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1120448112488">
                <text:p>38.1120448112488</text:p>
              </table:table-cell>
              <table:table-cell office:value-type="float" office:value="796644.653821444">
                <text:p>796644.6538214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.1904995441437">
                <text:p>38.1904995441437</text:p>
              </table:table-cell>
              <table:table-cell office:value-type="float" office:value="836558.83562722">
                <text:p>836558.835627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.2689428329468">
                <text:p>38.2689428329468</text:p>
              </table:table-cell>
              <table:table-cell office:value-type="float" office:value="836680.881199945">
                <text:p>836680.8811999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.3473539352417">
                <text:p>38.3473539352417</text:p>
              </table:table-cell>
              <table:table-cell office:value-type="float" office:value="837024.325370956">
                <text:p>837024.3253709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.4258193969727">
                <text:p>38.4258193969727</text:p>
              </table:table-cell>
              <table:table-cell office:value-type="float" office:value="836444.450235181">
                <text:p>836444.4502351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.5042452812195">
                <text:p>38.5042452812195</text:p>
              </table:table-cell>
              <table:table-cell office:value-type="float" office:value="836866.560451387">
                <text:p>836866.5604513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.5826723575592">
                <text:p>38.5826723575592</text:p>
              </table:table-cell>
              <table:table-cell office:value-type="float" office:value="836853.840065421">
                <text:p>836853.8400654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.6600532531738">
                <text:p>38.6600532531738</text:p>
              </table:table-cell>
              <table:table-cell office:value-type="float" office:value="848168.006827726">
                <text:p>848168.0068277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.7385129928589">
                <text:p>38.7385129928589</text:p>
              </table:table-cell>
              <table:table-cell office:value-type="float" office:value="836505.451884625">
                <text:p>836505.451884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8169391155243">
                <text:p>38.8169391155243</text:p>
              </table:table-cell>
              <table:table-cell office:value-type="float" office:value="836864.016343257">
                <text:p>836864.0163432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.8953945636749">
                <text:p>38.8953945636749</text:p>
              </table:table-cell>
              <table:table-cell office:value-type="float" office:value="836551.20896112">
                <text:p>836551.208961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9738576412201">
                <text:p>38.9738576412201</text:p>
              </table:table-cell>
              <table:table-cell office:value-type="float" office:value="836469.866507849">
                <text:p>836469.8665078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.052282333374">
                <text:p>39.052282333374</text:p>
              </table:table-cell>
              <table:table-cell office:value-type="float" office:value="836879.281224064">
                <text:p>836879.2812240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.1266708374023">
                <text:p>39.1266708374023</text:p>
              </table:table-cell>
              <table:table-cell office:value-type="float" office:value="882286.864849619">
                <text:p>882286.8648496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.1909170150757">
                <text:p>39.1909170150757</text:p>
              </table:table-cell>
              <table:table-cell office:value-type="float" office:value="1021570.50235278">
                <text:p>1021570.502352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.2552301883698">
                <text:p>39.2552301883698</text:p>
              </table:table-cell>
              <table:table-cell office:value-type="float" office:value="1020506.32301881">
                <text:p>1020506.323018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3195366859436">
                <text:p>39.3195366859436</text:p>
              </table:table-cell>
              <table:table-cell office:value-type="float" office:value="1020612.26277524">
                <text:p>1020612.262775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383843421936">
                <text:p>39.383843421936</text:p>
              </table:table-cell>
              <table:table-cell office:value-type="float" office:value="1020608.47883376">
                <text:p>1020608.478833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4481472969055">
                <text:p>39.4481472969055</text:p>
              </table:table-cell>
              <table:table-cell office:value-type="float" office:value="1020653.88798339">
                <text:p>1020653.887983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512508392334">
                <text:p>39.512508392334</text:p>
              </table:table-cell>
              <table:table-cell office:value-type="float" office:value="1019746.47204297">
                <text:p>1019746.472042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.5768258571625">
                <text:p>39.5768258571625</text:p>
              </table:table-cell>
              <table:table-cell office:value-type="float" office:value="1020438.23050262">
                <text:p>1020438.230502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.6411037445068">
                <text:p>39.6411037445068</text:p>
              </table:table-cell>
              <table:table-cell office:value-type="float" office:value="1021066.53954548">
                <text:p>1021066.539545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.705394744873">
                <text:p>39.705394744873</text:p>
              </table:table-cell>
              <table:table-cell office:value-type="float" office:value="1020858.2791705">
                <text:p>1020858.27917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.7697563171387">
                <text:p>39.7697563171387</text:p>
              </table:table-cell>
              <table:table-cell office:value-type="float" office:value="1019738.91702229">
                <text:p>1019738.917022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.8340983390808">
                <text:p>39.8340983390808</text:p>
              </table:table-cell>
              <table:table-cell office:value-type="float" office:value="1020048.76469411">
                <text:p>1020048.764694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.8984093666077">
                <text:p>39.8984093666077</text:p>
              </table:table-cell>
              <table:table-cell office:value-type="float" office:value="1020540.37268481">
                <text:p>1020540.372684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.9627003669739">
                <text:p>39.9627003669739</text:p>
              </table:table-cell>
              <table:table-cell office:value-type="float" office:value="1020858.2791705">
                <text:p>1020858.27917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.0269794464111">
                <text:p>40.0269794464111</text:p>
              </table:table-cell>
              <table:table-cell office:value-type="float" office:value="1021047.60327292">
                <text:p>1021047.60327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